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09in"/>
    </style:style>
    <style:style style:name="co2" style:family="table-column">
      <style:table-column-properties fo:break-before="auto" style:column-width="0.6925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72in"/>
    </style:style>
    <style:style style:name="ro1" style:family="table-row">
      <style:table-row-properties style:row-height="0.25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125">
      <style:table-cell-properties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44"/>
    <style:style style:name="ce22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4" style:family="table-cell" style:parent-style-name="Default">
      <style:table-cell-properties fo:background-color="#4c4c4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5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122">
      <style:table-cell-properties fo:border-bottom="none" fo:background-color="#e6e6e6" fo:border-left="0.06pt solid #000000" fo:border-right="none" fo:border-top="none"/>
    </style:style>
    <style:style style:name="ce27" style:family="table-cell" style:parent-style-name="Default" style:data-style-name="N122">
      <style:table-cell-properties fo:border-bottom="none" fo:background-color="#e6e6e6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0.6205in" svg:height="7.4323in" svg:x="14.4051in" svg:y="0.0343in">
            <draw:object draw:notify-on-update-of-ranges="Sheet1.N9:Sheet1.N600 Sheet1.N7:Sheet1.N7 Sheet1.O9:Sheet1.O600 Sheet1.L9:Sheet1.L600 Sheet1.L7:Sheet1.L7 Sheet1.M9:Sheet1.M600 Sheet1.J9:Sheet1.J600 Sheet1.J7:Sheet1.J7 Sheet1.K9:Sheet1.K600 Sheet1.H9:Sheet1.H600 Sheet1.H7:Sheet1.H7 Sheet1.I9:Sheet1.I600 Sheet1.F9:Sheet1.F600 Sheet1.F7:Sheet1.F7 Sheet1.G9:Sheet1.G600 Sheet1.D9:Sheet1.D600 Sheet1.D7:Sheet1.D7 Sheet1.E9:Sheet1.E600 Sheet1.B9:Sheet1.B600 Sheet1.B7:Sheet1.B7 Sheet1.C9:Sheet1.C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Ethiopia Sidamo Guji Natural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Recommended: City+ up to 2c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<text:span text:style-name="T1">st</text:span>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5" office:value-type="float" office:value="432" calcext:value-type="float" table:number-columns-spanned="2" table:number-rows-spanned="1">
            <text:p>432</text:p>
          </table:table-cell>
          <table:covered-table-cell/>
          <table:table-cell table:style-name="ce5" office:value-type="float" office:value="437" calcext:value-type="float" table:number-columns-spanned="2" table:number-rows-spanned="1">
            <text:p>437</text:p>
          </table:table-cell>
          <table:covered-table-cell/>
          <table:table-cell table:style-name="ce5" office:value-type="float" office:value="440" calcext:value-type="float" table:number-columns-spanned="2" table:number-rows-spanned="1">
            <text:p>440</text:p>
          </table:table-cell>
          <table:covered-table-cell/>
          <table:table-cell table:style-name="ce5" office:value-type="float" office:value="436" calcext:value-type="float" table:number-columns-spanned="2" table:number-rows-spanned="1">
            <text:p>436</text:p>
          </table:table-cell>
          <table:covered-table-cell/>
          <table:table-cell table:style-name="ce5" office:value-type="float" office:value="430" calcext:value-type="float" table:number-columns-spanned="2" table:number-rows-spanned="1">
            <text:p>430</text:p>
          </table:table-cell>
          <table:covered-table-cell/>
          <table:table-cell table:style-name="ce5" office:value-type="float" office:value="418" calcext:value-type="float" table:number-columns-spanned="2" table:number-rows-spanned="1">
            <text:p>418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op</text:p>
          </table:table-cell>
          <table:table-cell table:style-name="ce4" office:value-type="string" calcext:value-type="string" table:number-columns-spanned="2" table:number-rows-spanned="1">
            <text:p>&gt; 465</text:p>
          </table:table-cell>
          <table:covered-table-cell/>
          <table:table-cell table:style-name="ce4" office:value-type="string" calcext:value-type="string" table:number-columns-spanned="2" table:number-rows-spanned="1">
            <text:p>&gt; 465</text:p>
          </table:table-cell>
          <table:covered-table-cell/>
          <table:table-cell table:style-name="ce5" office:value-type="float" office:value="465" calcext:value-type="float" table:number-columns-spanned="2" table:number-rows-spanned="1">
            <text:p>465</text:p>
          </table:table-cell>
          <table:covered-table-cell/>
          <table:table-cell table:style-name="ce5" office:value-type="float" office:value="463" calcext:value-type="float" table:number-columns-spanned="2" table:number-rows-spanned="1">
            <text:p>463</text:p>
          </table:table-cell>
          <table:covered-table-cell/>
          <table:table-cell table:style-name="ce5" office:value-type="float" office:value="443" calcext:value-type="float" table:number-columns-spanned="2" table:number-rows-spanned="1">
            <text:p>443</text:p>
          </table:table-cell>
          <table:covered-table-cell/>
          <table:table-cell table:style-name="ce5" office:value-type="float" office:value="452" calcext:value-type="float" table:number-columns-spanned="2" table:number-rows-spanned="1">
            <text:p>452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<text:s/>RUN 22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Run #18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Target 18</text:p>
          </table:table-cell>
          <table:covered-table-cell/>
          <table:table-cell table:style-name="ce20" office:value-type="string" calcext:value-type="string" table:number-columns-spanned="2" table:number-rows-spanned="1">
            <text:p>Run #13</text:p>
          </table:table-cell>
          <table:covered-table-cell/>
          <table:table-cell table:style-name="ce22" office:value-type="string" calcext:value-type="string" table:number-columns-spanned="2" table:number-rows-spanned="1">
            <text:p>Run #14</text:p>
          </table:table-cell>
          <table:covered-table-cell table:style-name="ce11"/>
          <table:table-cell table:style-name="ce23" office:value-type="string" calcext:value-type="string" table:number-columns-spanned="2" table:number-rows-spanned="1">
            <text:p>RUN #21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TARGET 3</text:p>
          </table:table-cell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15"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0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0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.1" calcext:value-type="float">
            <text:p>68.1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7.8" calcext:value-type="float">
            <text:p>67.8</text:p>
          </table:table-cell>
          <table:table-cell table:style-name="ce7" office:value-type="time" office:time-value="PT00H00M00S" calcext:value-type="time">
            <text:p>00:00</text:p>
          </table:table-cell>
          <table:table-cell/>
          <table:table-cell table:style-name="ce7"/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" calcext:value-type="float">
            <text:p>68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8.5" calcext:value-type="float">
            <text:p>68.5</text:p>
          </table:table-cell>
          <table:table-cell table:style-name="ce25" office:value-type="time" office:time-value="PT00H00M00S" calcext:value-type="time">
            <text:p>00:00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70.2" calcext:value-type="float">
            <text:p>70.2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66.2" calcext:value-type="float">
            <text:p>66.2</text:p>
          </table:table-cell>
          <table:table-cell table:style-name="ce7" office:value-type="time" office:time-value="PT00H00M30S" calcext:value-type="time">
            <text:p>00:30</text:p>
          </table:table-cell>
          <table:table-cell office:value-type="float" office:value="189.5" calcext:value-type="float">
            <text:p>189.5</text:p>
          </table:table-cell>
          <table:table-cell table:style-name="ce7"/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68.4" calcext:value-type="float">
            <text:p>68.4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76.6" calcext:value-type="float">
            <text:p>76.6</text:p>
          </table:table-cell>
          <table:table-cell table:style-name="ce26" office:value-type="time" office:time-value="PT00H00M30S" calcext:value-type="time">
            <text:p>00:30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7.9" calcext:value-type="float">
            <text:p>77.9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70.1" calcext:value-type="float">
            <text:p>70.1</text:p>
          </table:table-cell>
          <table:table-cell table:style-name="ce7" office:value-type="time" office:time-value="PT00H01M00S" calcext:value-type="time">
            <text:p>01:00</text:p>
          </table:table-cell>
          <table:table-cell office:value-type="float" office:value="257.1" calcext:value-type="float">
            <text:p>257.1</text:p>
          </table:table-cell>
          <table:table-cell table:style-name="ce7"/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6.4" calcext:value-type="float">
            <text:p>76.4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84.1" calcext:value-type="float">
            <text:p>84.1</text:p>
          </table:table-cell>
          <table:table-cell table:style-name="ce8" office:value-type="time" office:time-value="PT00H01M00S" calcext:value-type="time">
            <text:p>01:00</text:p>
          </table:table-cell>
          <table:table-cell table:style-name="ce12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87.1" calcext:value-type="float">
            <text:p>87.1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79.9" calcext:value-type="float">
            <text:p>79.9</text:p>
          </table:table-cell>
          <table:table-cell table:style-name="ce7" office:value-type="time" office:time-value="PT00H01M30S" calcext:value-type="time">
            <text:p>01:30</text:p>
          </table:table-cell>
          <table:table-cell office:value-type="float" office:value="298.5" calcext:value-type="float">
            <text:p>298.5</text:p>
          </table:table-cell>
          <table:table-cell table:style-name="ce7"/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90.2" calcext:value-type="float">
            <text:p>90.2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90" calcext:value-type="float">
            <text:p>90</text:p>
          </table:table-cell>
          <table:table-cell table:style-name="ce26" office:value-type="time" office:time-value="PT00H01M30S" calcext:value-type="time">
            <text:p>01:30</text:p>
          </table:table-cell>
          <table:table-cell table:style-name="ce31" office:value-type="float" office:value="315" calcext:value-type="float">
            <text:p>31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101.7" calcext:value-type="float">
            <text:p>101.7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91.5" calcext:value-type="float">
            <text:p>91.5</text:p>
          </table:table-cell>
          <table:table-cell table:style-name="ce7" office:value-type="time" office:time-value="PT00H02M00S" calcext:value-type="time">
            <text:p>02:00</text:p>
          </table:table-cell>
          <table:table-cell office:value-type="float" office:value="327.8" calcext:value-type="float">
            <text:p>327.8</text:p>
          </table:table-cell>
          <table:table-cell table:style-name="ce7"/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102.1" calcext:value-type="float">
            <text:p>102.1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100.8" calcext:value-type="float">
            <text:p>100.8</text:p>
          </table:table-cell>
          <table:table-cell table:style-name="ce8" office:value-type="time" office:time-value="PT00H02M00S" calcext:value-type="time">
            <text:p>02:0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111.5" calcext:value-type="float">
            <text:p>111.5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04.2" calcext:value-type="float">
            <text:p>104.2</text:p>
          </table:table-cell>
          <table:table-cell table:style-name="ce7" office:value-type="time" office:time-value="PT00H02M30S" calcext:value-type="time">
            <text:p>02:30</text:p>
          </table:table-cell>
          <table:table-cell office:value-type="float" office:value="348.6" calcext:value-type="float">
            <text:p>348.6</text:p>
          </table:table-cell>
          <table:table-cell table:style-name="ce7"/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121.5" calcext:value-type="float">
            <text:p>121.5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05.2" calcext:value-type="float">
            <text:p>105.2</text:p>
          </table:table-cell>
          <table:table-cell table:style-name="ce26" office:value-type="time" office:time-value="PT00H02M30S" calcext:value-type="time">
            <text:p>02:30</text:p>
          </table:table-cell>
          <table:table-cell table:style-name="ce31" office:value-type="float" office:value="365" calcext:value-type="float">
            <text:p>36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19.3" calcext:value-type="float">
            <text:p>119.3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116.8" calcext:value-type="float">
            <text:p>116.8</text:p>
          </table:table-cell>
          <table:table-cell table:style-name="ce7" office:value-type="time" office:time-value="PT00H03M00S" calcext:value-type="time">
            <text:p>03:00</text:p>
          </table:table-cell>
          <table:table-cell office:value-type="float" office:value="368.7" calcext:value-type="float">
            <text:p>368.7</text:p>
          </table:table-cell>
          <table:table-cell table:style-name="ce7"/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30.2" calcext:value-type="float">
            <text:p>130.2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110.1" calcext:value-type="float">
            <text:p>110.1</text:p>
          </table:table-cell>
          <table:table-cell table:style-name="ce8" office:value-type="time" office:time-value="PT00H03M00S" calcext:value-type="time">
            <text:p>03:00</text:p>
          </table:table-cell>
          <table:table-cell table:style-name="ce12" office:value-type="float" office:value="385" calcext:value-type="float">
            <text:p>3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27.8" calcext:value-type="float">
            <text:p>127.8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128.8" calcext:value-type="float">
            <text:p>128.8</text:p>
          </table:table-cell>
          <table:table-cell table:style-name="ce7" office:value-type="time" office:time-value="PT00H03M30S" calcext:value-type="time">
            <text:p>03:30</text:p>
          </table:table-cell>
          <table:table-cell office:value-type="float" office:value="385.2" calcext:value-type="float">
            <text:p>385.2</text:p>
          </table:table-cell>
          <table:table-cell table:style-name="ce7"/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43.9" calcext:value-type="float">
            <text:p>143.9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119.2" calcext:value-type="float">
            <text:p>119.2</text:p>
          </table:table-cell>
          <table:table-cell table:style-name="ce26" office:value-type="time" office:time-value="PT00H03M30S" calcext:value-type="time">
            <text:p>03:30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35.8" calcext:value-type="float">
            <text:p>135.8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137.6" calcext:value-type="float">
            <text:p>137.6</text:p>
          </table:table-cell>
          <table:table-cell table:style-name="ce7" office:value-type="time" office:time-value="PT00H04M00S" calcext:value-type="time">
            <text:p>04:00</text:p>
          </table:table-cell>
          <table:table-cell office:value-type="float" office:value="397.3" calcext:value-type="float">
            <text:p>397.3</text:p>
          </table:table-cell>
          <table:table-cell table:style-name="ce7"/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51.6" calcext:value-type="float">
            <text:p>151.6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126.1" calcext:value-type="float">
            <text:p>126.1</text:p>
          </table:table-cell>
          <table:table-cell table:style-name="ce8" office:value-type="time" office:time-value="PT00H04M00S" calcext:value-type="time">
            <text:p>04:00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41.7" calcext:value-type="float">
            <text:p>141.7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43.2" calcext:value-type="float">
            <text:p>143.2</text:p>
          </table:table-cell>
          <table:table-cell table:style-name="ce7" office:value-type="time" office:time-value="PT00H04M30S" calcext:value-type="time">
            <text:p>04:30</text:p>
          </table:table-cell>
          <table:table-cell office:value-type="float" office:value="412.6" calcext:value-type="float">
            <text:p>412.6</text:p>
          </table:table-cell>
          <table:table-cell table:style-name="ce7"/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58.5" calcext:value-type="float">
            <text:p>158.5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35.2" calcext:value-type="float">
            <text:p>135.2</text:p>
          </table:table-cell>
          <table:table-cell table:style-name="ce26" office:value-type="time" office:time-value="PT00H04M30S" calcext:value-type="time">
            <text:p>04:30</text:p>
          </table:table-cell>
          <table:table-cell table:style-name="ce31" office:value-type="float" office:value="430" calcext:value-type="float">
            <text:p>43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52.1" calcext:value-type="float">
            <text:p>152.1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54.7" calcext:value-type="float">
            <text:p>154.7</text:p>
          </table:table-cell>
          <table:table-cell table:style-name="ce7" office:value-type="time" office:time-value="PT00H05M00S" calcext:value-type="time">
            <text:p>05:00</text:p>
          </table:table-cell>
          <table:table-cell office:value-type="float" office:value="425.5" calcext:value-type="float">
            <text:p>425.5</text:p>
          </table:table-cell>
          <table:table-cell table:style-name="ce7"/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64.9" calcext:value-type="float">
            <text:p>164.9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44.9" calcext:value-type="float">
            <text:p>144.9</text:p>
          </table:table-cell>
          <table:table-cell table:style-name="ce8" office:value-type="time" office:time-value="PT00H05M00S" calcext:value-type="time">
            <text:p>05:00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56.3" calcext:value-type="float">
            <text:p>156.3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160.8" calcext:value-type="float">
            <text:p>160.8</text:p>
          </table:table-cell>
          <table:table-cell table:style-name="ce7" office:value-type="time" office:time-value="PT00H05M30S" calcext:value-type="time">
            <text:p>05:30</text:p>
          </table:table-cell>
          <table:table-cell office:value-type="float" office:value="436.3" calcext:value-type="float">
            <text:p>436.3</text:p>
          </table:table-cell>
          <table:table-cell table:style-name="ce7"/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77.8" calcext:value-type="float">
            <text:p>177.8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150.3" calcext:value-type="float">
            <text:p>150.3</text:p>
          </table:table-cell>
          <table:table-cell table:style-name="ce26" office:value-type="time" office:time-value="PT00H05M30S" calcext:value-type="time">
            <text:p>05:30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62.9" calcext:value-type="float">
            <text:p>162.9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165.9" calcext:value-type="float">
            <text:p>165.9</text:p>
          </table:table-cell>
          <table:table-cell table:style-name="ce7" office:value-type="time" office:time-value="PT00H06M00S" calcext:value-type="time">
            <text:p>06:00</text:p>
          </table:table-cell>
          <table:table-cell office:value-type="float" office:value="445" calcext:value-type="float">
            <text:p>445</text:p>
          </table:table-cell>
          <table:table-cell table:style-name="ce7"/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82.7" calcext:value-type="float">
            <text:p>182.7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157.2" calcext:value-type="float">
            <text:p>157.2</text:p>
          </table:table-cell>
          <table:table-cell table:style-name="ce8" office:value-type="time" office:time-value="PT00H06M00S" calcext:value-type="time">
            <text:p>06:00</text:p>
          </table:table-cell>
          <table:table-cell table:style-name="ce12" office:value-type="float" office:value="455" calcext:value-type="float">
            <text:p>45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73" calcext:value-type="float">
            <text:p>173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174.4" calcext:value-type="float">
            <text:p>174.4</text:p>
          </table:table-cell>
          <table:table-cell table:style-name="ce7" office:value-type="time" office:time-value="PT00H06M30S" calcext:value-type="time">
            <text:p>06:30</text:p>
          </table:table-cell>
          <table:table-cell office:value-type="float" office:value="455.6" calcext:value-type="float">
            <text:p>455.6</text:p>
          </table:table-cell>
          <table:table-cell table:style-name="ce7"/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89.3" calcext:value-type="float">
            <text:p>189.3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164.1" calcext:value-type="float">
            <text:p>164.1</text:p>
          </table:table-cell>
          <table:table-cell table:style-name="ce27" office:value-type="time" office:time-value="PT00H06M30S" calcext:value-type="time">
            <text:p>06:30</text:p>
          </table:table-cell>
          <table:table-cell table:style-name="ce32" office:value-type="float" office:value="465" calcext:value-type="float">
            <text:p>46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79.1" calcext:value-type="float">
            <text:p>179.1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182.7" calcext:value-type="float">
            <text:p>182.7</text:p>
          </table:table-cell>
          <table:table-cell table:style-name="ce7" office:value-type="time" office:time-value="PT00H07M00S" calcext:value-type="time">
            <text:p>07:00</text:p>
          </table:table-cell>
          <table:table-cell office:value-type="float" office:value="465.2" calcext:value-type="float">
            <text:p>465.2</text:p>
          </table:table-cell>
          <table:table-cell table:style-name="ce7"/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96.7" calcext:value-type="float">
            <text:p>196.7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173.7" calcext:value-type="float">
            <text:p>173.7</text:p>
          </table:table-cell>
          <table:table-cell table:style-name="ce28" office:value-type="string" calcext:value-type="string">
            <text:p>stop at 6:15 or 6:30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186.7" calcext:value-type="float">
            <text:p>186.7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189.5" calcext:value-type="float">
            <text:p>189.5</text:p>
          </table:table-cell>
          <table:table-cell table:style-name="ce7" office:value-type="time" office:time-value="PT00H07M10S" calcext:value-type="time">
            <text:p>07:10</text:p>
          </table:table-cell>
          <table:table-cell office:value-type="float" office:value="467.1" calcext:value-type="float">
            <text:p>467.1</text:p>
          </table:table-cell>
          <table:table-cell table:style-name="ce7"/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203.6" calcext:value-type="float">
            <text:p>203.6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182.2" calcext:value-type="float">
            <text:p>182.2</text:p>
          </table:table-cell>
          <table:table-cell table:style-name="ce29" office:value-type="string" calcext:value-type="string">
            <text:p>stop at 465'F or 1:30 past start of 1C, whichever comes first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192.7" calcext:value-type="float">
            <text:p>192.7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192.4" calcext:value-type="float">
            <text:p>192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208.7" calcext:value-type="float">
            <text:p>208.7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198.3" calcext:value-type="float">
            <text:p>198.3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200.4" calcext:value-type="float">
            <text:p>200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218.6" calcext:value-type="float">
            <text:p>218.6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195.6" calcext:value-type="float">
            <text:p>19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02.1" calcext:value-type="float">
            <text:p>202.1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05.1" calcext:value-type="float">
            <text:p>205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25" calcext:value-type="float">
            <text:p>225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03.6" calcext:value-type="float">
            <text:p>20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08.9" calcext:value-type="float">
            <text:p>208.9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11.2" calcext:value-type="float">
            <text:p>211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30.7" calcext:value-type="float">
            <text:p>230.7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12.4" calcext:value-type="float">
            <text:p>21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16.6" calcext:value-type="float">
            <text:p>216.6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15.6" calcext:value-type="float">
            <text:p>215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32.7" calcext:value-type="float">
            <text:p>232.7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20.4" calcext:value-type="float">
            <text:p>22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22.6" calcext:value-type="float">
            <text:p>222.6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22.1" calcext:value-type="float">
            <text:p>22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36.3" calcext:value-type="float">
            <text:p>236.3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22.6" calcext:value-type="float">
            <text:p>22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28.9" calcext:value-type="float">
            <text:p>228.9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24" calcext:value-type="float">
            <text:p>22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43.3" calcext:value-type="float">
            <text:p>243.3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29.2" calcext:value-type="float">
            <text:p>22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32" calcext:value-type="float">
            <text:p>232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30.3" calcext:value-type="float">
            <text:p>230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50.1" calcext:value-type="float">
            <text:p>250.1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33.8" calcext:value-type="float">
            <text:p>233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37.7" calcext:value-type="float">
            <text:p>237.7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34.9" calcext:value-type="float">
            <text:p>234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54.9" calcext:value-type="float">
            <text:p>254.9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36.2" calcext:value-type="float">
            <text:p>23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43.8" calcext:value-type="float">
            <text:p>243.8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38.3" calcext:value-type="float">
            <text:p>238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58.7" calcext:value-type="float">
            <text:p>258.7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42.2" calcext:value-type="float">
            <text:p>24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45.8" calcext:value-type="float">
            <text:p>245.8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42.1" calcext:value-type="float">
            <text:p>24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63.6" calcext:value-type="float">
            <text:p>263.6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45.4" calcext:value-type="float">
            <text:p>24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51.2" calcext:value-type="float">
            <text:p>251.2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45.8" calcext:value-type="float">
            <text:p>245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67.1" calcext:value-type="float">
            <text:p>267.1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50.9" calcext:value-type="float">
            <text:p>25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54.9" calcext:value-type="float">
            <text:p>254.9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48.1" calcext:value-type="float">
            <text:p>248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71.9" calcext:value-type="float">
            <text:p>271.9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53.7" calcext:value-type="float">
            <text:p>25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60.4" calcext:value-type="float">
            <text:p>260.4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54.2" calcext:value-type="float">
            <text:p>254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75.8" calcext:value-type="float">
            <text:p>275.8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58.2" calcext:value-type="float">
            <text:p>25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63.9" calcext:value-type="float">
            <text:p>263.9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57.1" calcext:value-type="float">
            <text:p>25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79.5" calcext:value-type="float">
            <text:p>279.5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61.7" calcext:value-type="float">
            <text:p>26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65.8" calcext:value-type="float">
            <text:p>265.8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59.6" calcext:value-type="float">
            <text:p>259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82.5" calcext:value-type="float">
            <text:p>282.5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66.5" calcext:value-type="float">
            <text:p>266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68.9" calcext:value-type="float">
            <text:p>268.9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62.9" calcext:value-type="float">
            <text:p>262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84.4" calcext:value-type="float">
            <text:p>284.4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69.7" calcext:value-type="float">
            <text:p>26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73.9" calcext:value-type="float">
            <text:p>273.9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65.9" calcext:value-type="float">
            <text:p>265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88.1" calcext:value-type="float">
            <text:p>288.1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73.1" calcext:value-type="float">
            <text:p>273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77" calcext:value-type="float">
            <text:p>277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66.5" calcext:value-type="float">
            <text:p>266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91.7" calcext:value-type="float">
            <text:p>291.7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75.8" calcext:value-type="float">
            <text:p>275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83.1" calcext:value-type="float">
            <text:p>283.1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71.9" calcext:value-type="float">
            <text:p>271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96.4" calcext:value-type="float">
            <text:p>296.4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79.3" calcext:value-type="float">
            <text:p>27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85.3" calcext:value-type="float">
            <text:p>285.3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73.8" calcext:value-type="float">
            <text:p>273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98.9" calcext:value-type="float">
            <text:p>298.9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80.9" calcext:value-type="float">
            <text:p>28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287.9" calcext:value-type="float">
            <text:p>287.9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77.8" calcext:value-type="float">
            <text:p>277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302.4" calcext:value-type="float">
            <text:p>302.4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288.6" calcext:value-type="float">
            <text:p>288.6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80.9" calcext:value-type="float">
            <text:p>280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303.7" calcext:value-type="float">
            <text:p>303.7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88.5" calcext:value-type="float">
            <text:p>28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291.2" calcext:value-type="float">
            <text:p>291.2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80.9" calcext:value-type="float">
            <text:p>280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305.9" calcext:value-type="float">
            <text:p>305.9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92.3" calcext:value-type="float">
            <text:p>292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294.2" calcext:value-type="float">
            <text:p>294.2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85.8" calcext:value-type="float">
            <text:p>285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310.6" calcext:value-type="float">
            <text:p>310.6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94.6" calcext:value-type="float">
            <text:p>29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295.4" calcext:value-type="float">
            <text:p>295.4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287.8" calcext:value-type="float">
            <text:p>287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314" calcext:value-type="float">
            <text:p>314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296.3" calcext:value-type="float">
            <text:p>29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296.3" calcext:value-type="float">
            <text:p>296.3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290.9" calcext:value-type="float">
            <text:p>290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314.6" calcext:value-type="float">
            <text:p>314.6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301.5" calcext:value-type="float">
            <text:p>301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299.8" calcext:value-type="float">
            <text:p>299.8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293.6" calcext:value-type="float">
            <text:p>29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314.6" calcext:value-type="float">
            <text:p>314.6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301.9" calcext:value-type="float">
            <text:p>301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01.9" calcext:value-type="float">
            <text:p>301.9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295.2" calcext:value-type="float">
            <text:p>295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10" calcext:value-type="float">
            <text:p>310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299.6" calcext:value-type="float">
            <text:p>29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05.4" calcext:value-type="float">
            <text:p>305.4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298.5" calcext:value-type="float">
            <text:p>298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14.8" calcext:value-type="float">
            <text:p>314.8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298.6" calcext:value-type="float">
            <text:p>298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08.1" calcext:value-type="float">
            <text:p>308.1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300.2" calcext:value-type="float">
            <text:p>300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13.8" calcext:value-type="float">
            <text:p>313.8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295.3" calcext:value-type="float">
            <text:p>29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09.7" calcext:value-type="float">
            <text:p>309.7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301.2" calcext:value-type="float">
            <text:p>301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14.4" calcext:value-type="float">
            <text:p>314.4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296.9" calcext:value-type="float">
            <text:p>29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1.5" calcext:value-type="float">
            <text:p>311.5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05" calcext:value-type="float">
            <text:p>30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7.4" calcext:value-type="float">
            <text:p>317.4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00.1" calcext:value-type="float">
            <text:p>30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15" calcext:value-type="float">
            <text:p>315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05.2" calcext:value-type="float">
            <text:p>305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21.1" calcext:value-type="float">
            <text:p>321.1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02.9" calcext:value-type="float">
            <text:p>30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15.5" calcext:value-type="float">
            <text:p>315.5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08.8" calcext:value-type="float">
            <text:p>308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24.4" calcext:value-type="float">
            <text:p>324.4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06.7" calcext:value-type="float">
            <text:p>30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18.1" calcext:value-type="float">
            <text:p>318.1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10.7" calcext:value-type="float">
            <text:p>310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26" calcext:value-type="float">
            <text:p>326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19.7" calcext:value-type="float">
            <text:p>319.7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11.6" calcext:value-type="float">
            <text:p>311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29.1" calcext:value-type="float">
            <text:p>329.1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14.6" calcext:value-type="float">
            <text:p>31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22" calcext:value-type="float">
            <text:p>322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14.2" calcext:value-type="float">
            <text:p>314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30.1" calcext:value-type="float">
            <text:p>330.1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17.4" calcext:value-type="float">
            <text:p>31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24.4" calcext:value-type="float">
            <text:p>324.4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17.1" calcext:value-type="float">
            <text:p>31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30.2" calcext:value-type="float">
            <text:p>330.2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22.6" calcext:value-type="float">
            <text:p>32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27.6" calcext:value-type="float">
            <text:p>327.6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17.7" calcext:value-type="float">
            <text:p>317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34.5" calcext:value-type="float">
            <text:p>334.5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27.6" calcext:value-type="float">
            <text:p>327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26.1" calcext:value-type="float">
            <text:p>326.1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20.5" calcext:value-type="float">
            <text:p>320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37.9" calcext:value-type="float">
            <text:p>337.9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28.4" calcext:value-type="float">
            <text:p>32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30" calcext:value-type="float">
            <text:p>330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22.5" calcext:value-type="float">
            <text:p>322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39" calcext:value-type="float">
            <text:p>339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33.6" calcext:value-type="float">
            <text:p>33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32.9" calcext:value-type="float">
            <text:p>332.9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24.8" calcext:value-type="float">
            <text:p>324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40.1" calcext:value-type="float">
            <text:p>340.1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33.7" calcext:value-type="float">
            <text:p>33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36.1" calcext:value-type="float">
            <text:p>336.1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24.1" calcext:value-type="float">
            <text:p>32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42.1" calcext:value-type="float">
            <text:p>342.1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34.9" calcext:value-type="float">
            <text:p>33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35.7" calcext:value-type="float">
            <text:p>335.7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27.8" calcext:value-type="float">
            <text:p>327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43" calcext:value-type="float">
            <text:p>343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37.4" calcext:value-type="float">
            <text:p>33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37.4" calcext:value-type="float">
            <text:p>337.4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29.1" calcext:value-type="float">
            <text:p>329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44" calcext:value-type="float">
            <text:p>344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38.5" calcext:value-type="float">
            <text:p>33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38.7" calcext:value-type="float">
            <text:p>338.7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31.3" calcext:value-type="float">
            <text:p>331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46.5" calcext:value-type="float">
            <text:p>346.5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40.2" calcext:value-type="float">
            <text:p>340.2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32.9" calcext:value-type="float">
            <text:p>332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47.6" calcext:value-type="float">
            <text:p>347.6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43.5" calcext:value-type="float">
            <text:p>343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2.6" calcext:value-type="float">
            <text:p>342.6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34.1" calcext:value-type="float">
            <text:p>33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9" calcext:value-type="float">
            <text:p>349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43" calcext:value-type="float">
            <text:p>343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34.4" calcext:value-type="float">
            <text:p>334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50.6" calcext:value-type="float">
            <text:p>350.6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47.2" calcext:value-type="float">
            <text:p>34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46.6" calcext:value-type="float">
            <text:p>346.6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37.2" calcext:value-type="float">
            <text:p>337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50.7" calcext:value-type="float">
            <text:p>35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45.4" calcext:value-type="float">
            <text:p>345.4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38.4" calcext:value-type="float">
            <text:p>338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56.9" calcext:value-type="float">
            <text:p>356.9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52.4" calcext:value-type="float">
            <text:p>35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48" calcext:value-type="float">
            <text:p>348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39" calcext:value-type="float">
            <text:p>33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59.6" calcext:value-type="float">
            <text:p>359.6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53.4" calcext:value-type="float">
            <text:p>35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49.8" calcext:value-type="float">
            <text:p>349.8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40.8" calcext:value-type="float">
            <text:p>340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60.7" calcext:value-type="float">
            <text:p>360.7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54.6" calcext:value-type="float">
            <text:p>35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51" calcext:value-type="float">
            <text:p>351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43.2" calcext:value-type="float">
            <text:p>343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60" calcext:value-type="float">
            <text:p>360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55.1" calcext:value-type="float">
            <text:p>35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53.2" calcext:value-type="float">
            <text:p>353.2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44.2" calcext:value-type="float">
            <text:p>344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61" calcext:value-type="float">
            <text:p>361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59.2" calcext:value-type="float">
            <text:p>35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53.1" calcext:value-type="float">
            <text:p>353.1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45" calcext:value-type="float">
            <text:p>34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62.3" calcext:value-type="float">
            <text:p>362.3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60.9" calcext:value-type="float">
            <text:p>36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45" calcext:value-type="float">
            <text:p>34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63.9" calcext:value-type="float">
            <text:p>363.9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63.4" calcext:value-type="float">
            <text:p>36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57.2" calcext:value-type="float">
            <text:p>357.2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48.6" calcext:value-type="float">
            <text:p>348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63.4" calcext:value-type="float">
            <text:p>363.4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63.7" calcext:value-type="float">
            <text:p>36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58.6" calcext:value-type="float">
            <text:p>358.6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48.6" calcext:value-type="float">
            <text:p>348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66.8" calcext:value-type="float">
            <text:p>366.8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62" calcext:value-type="float">
            <text:p>362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50.8" calcext:value-type="float">
            <text:p>350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66.4" calcext:value-type="float">
            <text:p>366.4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67.8" calcext:value-type="float">
            <text:p>36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60.4" calcext:value-type="float">
            <text:p>360.4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53.6" calcext:value-type="float">
            <text:p>35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66" calcext:value-type="float">
            <text:p>366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71.1" calcext:value-type="float">
            <text:p>37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61.5" calcext:value-type="float">
            <text:p>361.5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53.5" calcext:value-type="float">
            <text:p>353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68.2" calcext:value-type="float">
            <text:p>368.2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75.5" calcext:value-type="float">
            <text:p>375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62.6" calcext:value-type="float">
            <text:p>362.6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56.1" calcext:value-type="float">
            <text:p>356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69.7" calcext:value-type="float">
            <text:p>369.7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74.8" calcext:value-type="float">
            <text:p>37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63" calcext:value-type="float">
            <text:p>363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57.2" calcext:value-type="float">
            <text:p>357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64.8" calcext:value-type="float">
            <text:p>364.8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56.4" calcext:value-type="float">
            <text:p>356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71.8" calcext:value-type="float">
            <text:p>371.8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79.9" calcext:value-type="float">
            <text:p>37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66.6" calcext:value-type="float">
            <text:p>366.6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59.3" calcext:value-type="float">
            <text:p>359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81.1" calcext:value-type="float">
            <text:p>38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68.5" calcext:value-type="float">
            <text:p>368.5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60.9" calcext:value-type="float">
            <text:p>360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73.6" calcext:value-type="float">
            <text:p>373.6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70.3" calcext:value-type="float">
            <text:p>370.3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60.4" calcext:value-type="float">
            <text:p>360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74.3" calcext:value-type="float">
            <text:p>374.3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81.2" calcext:value-type="float">
            <text:p>381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69.9" calcext:value-type="float">
            <text:p>369.9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63.5" calcext:value-type="float">
            <text:p>363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74.8" calcext:value-type="float">
            <text:p>374.8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79.8" calcext:value-type="float">
            <text:p>379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64" calcext:value-type="float">
            <text:p>36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75" calcext:value-type="float">
            <text:p>375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82.2" calcext:value-type="float">
            <text:p>38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74.7" calcext:value-type="float">
            <text:p>374.7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65" calcext:value-type="float">
            <text:p>36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77.2" calcext:value-type="float">
            <text:p>377.2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82.5" calcext:value-type="float">
            <text:p>382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73" calcext:value-type="float">
            <text:p>373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64.9" calcext:value-type="float">
            <text:p>364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75.9" calcext:value-type="float">
            <text:p>375.9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82.6" calcext:value-type="float">
            <text:p>38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3.9" calcext:value-type="float">
            <text:p>373.9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67.9" calcext:value-type="float">
            <text:p>367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8.7" calcext:value-type="float">
            <text:p>378.7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81.1" calcext:value-type="float">
            <text:p>38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5.4" calcext:value-type="float">
            <text:p>375.4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68.7" calcext:value-type="float">
            <text:p>368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9.2" calcext:value-type="float">
            <text:p>379.2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83.4" calcext:value-type="float">
            <text:p>38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77.2" calcext:value-type="float">
            <text:p>377.2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70.7" calcext:value-type="float">
            <text:p>370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80.9" calcext:value-type="float">
            <text:p>380.9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76.7" calcext:value-type="float">
            <text:p>376.7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70.5" calcext:value-type="float">
            <text:p>370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82.9" calcext:value-type="float">
            <text:p>382.9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84.3" calcext:value-type="float">
            <text:p>384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79.6" calcext:value-type="float">
            <text:p>379.6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72.1" calcext:value-type="float">
            <text:p>37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84.9" calcext:value-type="float">
            <text:p>384.9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85.2" calcext:value-type="float">
            <text:p>385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79.9" calcext:value-type="float">
            <text:p>379.9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73" calcext:value-type="float">
            <text:p>37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85.8" calcext:value-type="float">
            <text:p>385.8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85.9" calcext:value-type="float">
            <text:p>38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81.3" calcext:value-type="float">
            <text:p>381.3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73.2" calcext:value-type="float">
            <text:p>373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86.5" calcext:value-type="float">
            <text:p>386.5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86.7" calcext:value-type="float">
            <text:p>38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83.1" calcext:value-type="float">
            <text:p>383.1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75.8" calcext:value-type="float">
            <text:p>375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88.1" calcext:value-type="float">
            <text:p>388.1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89.3" calcext:value-type="float">
            <text:p>38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83.8" calcext:value-type="float">
            <text:p>383.8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76" calcext:value-type="float">
            <text:p>37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88" calcext:value-type="float">
            <text:p>388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89.1" calcext:value-type="float">
            <text:p>38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86.2" calcext:value-type="float">
            <text:p>386.2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75.8" calcext:value-type="float">
            <text:p>375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88.1" calcext:value-type="float">
            <text:p>388.1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89.2" calcext:value-type="float">
            <text:p>38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84.1" calcext:value-type="float">
            <text:p>384.1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79" calcext:value-type="float">
            <text:p>37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89.2" calcext:value-type="float">
            <text:p>389.2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90.5" calcext:value-type="float">
            <text:p>390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83.7" calcext:value-type="float">
            <text:p>383.7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80.1" calcext:value-type="float">
            <text:p>380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90.7" calcext:value-type="float">
            <text:p>390.7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95.9" calcext:value-type="float">
            <text:p>39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77.4" calcext:value-type="float">
            <text:p>377.4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81.1" calcext:value-type="float">
            <text:p>381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88.7" calcext:value-type="float">
            <text:p>388.7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97.7" calcext:value-type="float">
            <text:p>39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72.2" calcext:value-type="float">
            <text:p>372.2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82.1" calcext:value-type="float">
            <text:p>38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93.6" calcext:value-type="float">
            <text:p>393.6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95.7" calcext:value-type="float">
            <text:p>395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77.1" calcext:value-type="float">
            <text:p>377.1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80.8" calcext:value-type="float">
            <text:p>380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92.2" calcext:value-type="float">
            <text:p>392.2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96.7" calcext:value-type="float">
            <text:p>39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83" calcext:value-type="float">
            <text:p>383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83.3" calcext:value-type="float">
            <text:p>383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94.9" calcext:value-type="float">
            <text:p>394.9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95.4" calcext:value-type="float">
            <text:p>39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85.9" calcext:value-type="float">
            <text:p>385.9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85.2" calcext:value-type="float">
            <text:p>385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96.8" calcext:value-type="float">
            <text:p>396.8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87.1" calcext:value-type="float">
            <text:p>387.1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83.9" calcext:value-type="float">
            <text:p>383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95.4" calcext:value-type="float">
            <text:p>39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89.1" calcext:value-type="float">
            <text:p>389.1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87.6" calcext:value-type="float">
            <text:p>387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94.6" calcext:value-type="float">
            <text:p>394.6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92.3" calcext:value-type="float">
            <text:p>392.3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87.9" calcext:value-type="float">
            <text:p>387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95.9" calcext:value-type="float">
            <text:p>395.9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94.7" calcext:value-type="float">
            <text:p>394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91.7" calcext:value-type="float">
            <text:p>391.7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86.7" calcext:value-type="float">
            <text:p>386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98.7" calcext:value-type="float">
            <text:p>398.7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94.2" calcext:value-type="float">
            <text:p>394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93.5" calcext:value-type="float">
            <text:p>393.5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89.9" calcext:value-type="float">
            <text:p>389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99.5" calcext:value-type="float">
            <text:p>399.5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98.1" calcext:value-type="float">
            <text:p>39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396.6" calcext:value-type="float">
            <text:p>396.6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89.8" calcext:value-type="float">
            <text:p>389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98.9" calcext:value-type="float">
            <text:p>39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392.3" calcext:value-type="float">
            <text:p>392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400.5" calcext:value-type="float">
            <text:p>400.5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400.2" calcext:value-type="float">
            <text:p>40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398.1" calcext:value-type="float">
            <text:p>398.1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393" calcext:value-type="float">
            <text:p>39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402.9" calcext:value-type="float">
            <text:p>40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393.1" calcext:value-type="float">
            <text:p>393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402.3" calcext:value-type="float">
            <text:p>402.3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402.6" calcext:value-type="float">
            <text:p>40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397.4" calcext:value-type="float">
            <text:p>397.4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394.9" calcext:value-type="float">
            <text:p>394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403" calcext:value-type="float">
            <text:p>403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405.1" calcext:value-type="float">
            <text:p>40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396.7" calcext:value-type="float">
            <text:p>396.7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396" calcext:value-type="float">
            <text:p>39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403.3" calcext:value-type="float">
            <text:p>403.3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405.1" calcext:value-type="float">
            <text:p>40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397.9" calcext:value-type="float">
            <text:p>397.9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396.7" calcext:value-type="float">
            <text:p>396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403.7" calcext:value-type="float">
            <text:p>403.7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407.8" calcext:value-type="float">
            <text:p>40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397.5" calcext:value-type="float">
            <text:p>397.5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397.8" calcext:value-type="float">
            <text:p>397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404.3" calcext:value-type="float">
            <text:p>404.3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408.5" calcext:value-type="float">
            <text:p>40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399.4" calcext:value-type="float">
            <text:p>399.4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398.5" calcext:value-type="float">
            <text:p>398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410.9" calcext:value-type="float">
            <text:p>41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398.6" calcext:value-type="float">
            <text:p>398.6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397.3" calcext:value-type="float">
            <text:p>397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407.1" calcext:value-type="float">
            <text:p>407.1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408.2" calcext:value-type="float">
            <text:p>40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400" calcext:value-type="float">
            <text:p>400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400.7" calcext:value-type="float">
            <text:p>400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408.8" calcext:value-type="float">
            <text:p>40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400.6" calcext:value-type="float">
            <text:p>400.6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402.2" calcext:value-type="float">
            <text:p>402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408.5" calcext:value-type="float">
            <text:p>408.5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410.3" calcext:value-type="float">
            <text:p>410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401" calcext:value-type="float">
            <text:p>401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00.6" calcext:value-type="float">
            <text:p>400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13.6" calcext:value-type="float">
            <text:p>41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403.1" calcext:value-type="float">
            <text:p>403.1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02" calcext:value-type="float">
            <text:p>40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411.1" calcext:value-type="float">
            <text:p>411.1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15.1" calcext:value-type="float">
            <text:p>41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403" calcext:value-type="float">
            <text:p>403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03.6" calcext:value-type="float">
            <text:p>40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411.9" calcext:value-type="float">
            <text:p>411.9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15.1" calcext:value-type="float">
            <text:p>41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05.2" calcext:value-type="float">
            <text:p>405.2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03.6" calcext:value-type="float">
            <text:p>40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11" calcext:value-type="float">
            <text:p>411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19.6" calcext:value-type="float">
            <text:p>41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07.4" calcext:value-type="float">
            <text:p>407.4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06.7" calcext:value-type="float">
            <text:p>406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10.4" calcext:value-type="float">
            <text:p>410.4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22.7" calcext:value-type="float">
            <text:p>422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07.7" calcext:value-type="float">
            <text:p>407.7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07.5" calcext:value-type="float">
            <text:p>407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11" calcext:value-type="float">
            <text:p>411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22.4" calcext:value-type="float">
            <text:p>42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09.3" calcext:value-type="float">
            <text:p>409.3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05.7" calcext:value-type="float">
            <text:p>405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24.1" calcext:value-type="float">
            <text:p>42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08.5" calcext:value-type="float">
            <text:p>408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11.4" calcext:value-type="float">
            <text:p>411.4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25.1" calcext:value-type="float">
            <text:p>42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09.6" calcext:value-type="float">
            <text:p>409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12.4" calcext:value-type="float">
            <text:p>412.4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25.6" calcext:value-type="float">
            <text:p>42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09.9" calcext:value-type="float">
            <text:p>409.9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12.1" calcext:value-type="float">
            <text:p>41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14.7" calcext:value-type="float">
            <text:p>414.7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27.2" calcext:value-type="float">
            <text:p>42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11.7" calcext:value-type="float">
            <text:p>411.7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08" calcext:value-type="float">
            <text:p>40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15.3" calcext:value-type="float">
            <text:p>415.3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27.2" calcext:value-type="float">
            <text:p>42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12.4" calcext:value-type="float">
            <text:p>412.4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09.1" calcext:value-type="float">
            <text:p>409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17.6" calcext:value-type="float">
            <text:p>417.6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27.7" calcext:value-type="float">
            <text:p>42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11.9" calcext:value-type="float">
            <text:p>411.9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12.6" calcext:value-type="float">
            <text:p>412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20.2" calcext:value-type="float">
            <text:p>420.2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13.6" calcext:value-type="float">
            <text:p>413.6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14.1" calcext:value-type="float">
            <text:p>41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19.8" calcext:value-type="float">
            <text:p>419.8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13.7" calcext:value-type="float">
            <text:p>413.7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13.8" calcext:value-type="float">
            <text:p>413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24.3" calcext:value-type="float">
            <text:p>424.3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33.4" calcext:value-type="float">
            <text:p>43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17.7" calcext:value-type="float">
            <text:p>417.7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15.4" calcext:value-type="float">
            <text:p>415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21" calcext:value-type="float">
            <text:p>421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35.7" calcext:value-type="float">
            <text:p>435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16.7" calcext:value-type="float">
            <text:p>416.7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16.5" calcext:value-type="float">
            <text:p>416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22.3" calcext:value-type="float">
            <text:p>422.3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36.2" calcext:value-type="float">
            <text:p>43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18.7" calcext:value-type="float">
            <text:p>418.7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18.4" calcext:value-type="float">
            <text:p>418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21.7" calcext:value-type="float">
            <text:p>421.7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37.2" calcext:value-type="float">
            <text:p>43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18.4" calcext:value-type="float">
            <text:p>418.4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19.5" calcext:value-type="float">
            <text:p>419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23.7" calcext:value-type="float">
            <text:p>423.7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36.9" calcext:value-type="float">
            <text:p>43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20.1" calcext:value-type="float">
            <text:p>420.1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17.5" calcext:value-type="float">
            <text:p>417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23.8" calcext:value-type="float">
            <text:p>423.8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38.9" calcext:value-type="float">
            <text:p>43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21.6" calcext:value-type="float">
            <text:p>421.6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22.1" calcext:value-type="float">
            <text:p>42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23.8" calcext:value-type="float">
            <text:p>423.8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39.7" calcext:value-type="float">
            <text:p>43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21.4" calcext:value-type="float">
            <text:p>421.4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21.3" calcext:value-type="float">
            <text:p>421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22.6" calcext:value-type="float">
            <text:p>422.6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42.9" calcext:value-type="float">
            <text:p>44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23.2" calcext:value-type="float">
            <text:p>423.2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19.9" calcext:value-type="float">
            <text:p>419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23.5" calcext:value-type="float">
            <text:p>423.5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41.3" calcext:value-type="float">
            <text:p>44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25.5" calcext:value-type="float">
            <text:p>425.5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22.7" calcext:value-type="float">
            <text:p>422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40.4" calcext:value-type="float">
            <text:p>44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29" calcext:value-type="float">
            <text:p>429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22.8" calcext:value-type="float">
            <text:p>422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26.3" calcext:value-type="float">
            <text:p>426.3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42.9" calcext:value-type="float">
            <text:p>44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27" calcext:value-type="float">
            <text:p>427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22.2" calcext:value-type="float">
            <text:p>422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26.2" calcext:value-type="float">
            <text:p>426.2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28.2" calcext:value-type="float">
            <text:p>428.2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24.3" calcext:value-type="float">
            <text:p>424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27.8" calcext:value-type="float">
            <text:p>427.8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28.6" calcext:value-type="float">
            <text:p>428.6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25.5" calcext:value-type="float">
            <text:p>425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29.6" calcext:value-type="float">
            <text:p>429.6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43.4" calcext:value-type="float">
            <text:p>44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26.5" calcext:value-type="float">
            <text:p>426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41.7" calcext:value-type="float">
            <text:p>44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27.7" calcext:value-type="float">
            <text:p>427.7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24.9" calcext:value-type="float">
            <text:p>424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29.7" calcext:value-type="float">
            <text:p>429.7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41.7" calcext:value-type="float">
            <text:p>44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27.4" calcext:value-type="float">
            <text:p>427.4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27.1" calcext:value-type="float">
            <text:p>42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30.8" calcext:value-type="float">
            <text:p>430.8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42.6" calcext:value-type="float">
            <text:p>44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29.9" calcext:value-type="float">
            <text:p>429.9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28.7" calcext:value-type="float">
            <text:p>428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30.5" calcext:value-type="float">
            <text:p>430.5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44.5" calcext:value-type="float">
            <text:p>44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32.5" calcext:value-type="float">
            <text:p>432.5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27.7" calcext:value-type="float">
            <text:p>427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29.5" calcext:value-type="float">
            <text:p>429.5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43.2" calcext:value-type="float">
            <text:p>44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33.1" calcext:value-type="float">
            <text:p>433.1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22.3" calcext:value-type="float">
            <text:p>422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31.6" calcext:value-type="float">
            <text:p>431.6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44.3" calcext:value-type="float">
            <text:p>444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35.2" calcext:value-type="float">
            <text:p>435.2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27.1" calcext:value-type="float">
            <text:p>42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33.2" calcext:value-type="float">
            <text:p>433.2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47.1" calcext:value-type="float">
            <text:p>447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35.1" calcext:value-type="float">
            <text:p>435.1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30.6" calcext:value-type="float">
            <text:p>430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34.1" calcext:value-type="float">
            <text:p>434.1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44.2" calcext:value-type="float">
            <text:p>444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34.3" calcext:value-type="float">
            <text:p>434.3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32.8" calcext:value-type="float">
            <text:p>432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34.7" calcext:value-type="float">
            <text:p>434.7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43.3" calcext:value-type="float">
            <text:p>44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33.5" calcext:value-type="float">
            <text:p>433.5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31.5" calcext:value-type="float">
            <text:p>431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37" calcext:value-type="float">
            <text:p>437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36.1" calcext:value-type="float">
            <text:p>436.1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34.4" calcext:value-type="float">
            <text:p>434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38.9" calcext:value-type="float">
            <text:p>438.9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47.4" calcext:value-type="float">
            <text:p>44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41.2" calcext:value-type="float">
            <text:p>441.2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33.9" calcext:value-type="float">
            <text:p>433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37.2" calcext:value-type="float">
            <text:p>437.2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50.3" calcext:value-type="float">
            <text:p>450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40.9" calcext:value-type="float">
            <text:p>440.9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32.4" calcext:value-type="float">
            <text:p>432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38.2" calcext:value-type="float">
            <text:p>438.2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48.8" calcext:value-type="float">
            <text:p>44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41.7" calcext:value-type="float">
            <text:p>441.7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34.5" calcext:value-type="float">
            <text:p>434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38.4" calcext:value-type="float">
            <text:p>438.4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50.7" calcext:value-type="float">
            <text:p>45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42.8" calcext:value-type="float">
            <text:p>442.8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36.3" calcext:value-type="float">
            <text:p>436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40.2" calcext:value-type="float">
            <text:p>440.2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48.9" calcext:value-type="float">
            <text:p>44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44.1" calcext:value-type="float">
            <text:p>444.1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33.6" calcext:value-type="float">
            <text:p>43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40.1" calcext:value-type="float">
            <text:p>440.1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51.1" calcext:value-type="float">
            <text:p>45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45" calcext:value-type="float">
            <text:p>445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38.6" calcext:value-type="float">
            <text:p>438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40.7" calcext:value-type="float">
            <text:p>440.7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52.4" calcext:value-type="float">
            <text:p>45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45.7" calcext:value-type="float">
            <text:p>445.7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39.1" calcext:value-type="float">
            <text:p>439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43.9" calcext:value-type="float">
            <text:p>443.9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54.5" calcext:value-type="float">
            <text:p>45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45" calcext:value-type="float">
            <text:p>445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38.4" calcext:value-type="float">
            <text:p>438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42.1" calcext:value-type="float">
            <text:p>442.1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56.5" calcext:value-type="float">
            <text:p>456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45.5" calcext:value-type="float">
            <text:p>445.5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41.1" calcext:value-type="float">
            <text:p>441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42.6" calcext:value-type="float">
            <text:p>442.6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57.9" calcext:value-type="float">
            <text:p>457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39.9" calcext:value-type="float">
            <text:p>439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42.4" calcext:value-type="float">
            <text:p>442.4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54.4" calcext:value-type="float">
            <text:p>45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47" calcext:value-type="float">
            <text:p>447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33.4" calcext:value-type="float">
            <text:p>433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43" calcext:value-type="float">
            <text:p>443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49.9" calcext:value-type="float">
            <text:p>449.9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41.5" calcext:value-type="float">
            <text:p>441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45.1" calcext:value-type="float">
            <text:p>445.1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58.1" calcext:value-type="float">
            <text:p>45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47.8" calcext:value-type="float">
            <text:p>447.8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41.9" calcext:value-type="float">
            <text:p>441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44.7" calcext:value-type="float">
            <text:p>444.7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48.5" calcext:value-type="float">
            <text:p>448.5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43.8" calcext:value-type="float">
            <text:p>443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43.2" calcext:value-type="float">
            <text:p>443.2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59.1" calcext:value-type="float">
            <text:p>45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48.9" calcext:value-type="float">
            <text:p>448.9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44.1" calcext:value-type="float">
            <text:p>44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44.4" calcext:value-type="float">
            <text:p>444.4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59.9" calcext:value-type="float">
            <text:p>45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51.1" calcext:value-type="float">
            <text:p>451.1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45.3" calcext:value-type="float">
            <text:p>445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59.4" calcext:value-type="float">
            <text:p>459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52.6" calcext:value-type="float">
            <text:p>452.6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46" calcext:value-type="float">
            <text:p>44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47.6" calcext:value-type="float">
            <text:p>447.6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63.3" calcext:value-type="float">
            <text:p>46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52.1" calcext:value-type="float">
            <text:p>452.1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44.2" calcext:value-type="float">
            <text:p>444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50.2" calcext:value-type="float">
            <text:p>450.2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63.9" calcext:value-type="float">
            <text:p>46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52.1" calcext:value-type="float">
            <text:p>452.1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45" calcext:value-type="float">
            <text:p>44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50.5" calcext:value-type="float">
            <text:p>450.5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61.8" calcext:value-type="float">
            <text:p>46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53.2" calcext:value-type="float">
            <text:p>453.2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47.1" calcext:value-type="float">
            <text:p>44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50" calcext:value-type="float">
            <text:p>450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64.5" calcext:value-type="float">
            <text:p>46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53" calcext:value-type="float">
            <text:p>453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45.7" calcext:value-type="float">
            <text:p>445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49" calcext:value-type="float">
            <text:p>449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53.1" calcext:value-type="float">
            <text:p>453.1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43.8" calcext:value-type="float">
            <text:p>443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51.9" calcext:value-type="float">
            <text:p>451.9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66.1" calcext:value-type="float">
            <text:p>466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54.9" calcext:value-type="float">
            <text:p>454.9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46.3" calcext:value-type="float">
            <text:p>446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57.8" calcext:value-type="float">
            <text:p>457.8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69.2" calcext:value-type="float">
            <text:p>46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54" calcext:value-type="float">
            <text:p>454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50" calcext:value-type="float">
            <text:p>450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56.7" calcext:value-type="float">
            <text:p>456.7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67.4" calcext:value-type="float">
            <text:p>46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52.9" calcext:value-type="float">
            <text:p>452.9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52.2" calcext:value-type="float">
            <text:p>452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52.9" calcext:value-type="float">
            <text:p>452.9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70.2" calcext:value-type="float">
            <text:p>47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54.8" calcext:value-type="float">
            <text:p>454.8</text:p>
          </table:table-cell>
          <table:table-cell table:style-name="ce7" office:value-type="time" office:time-value="PT00H06M14.1S" calcext:value-type="time">
            <text:p>06:14</text:p>
          </table:table-cell>
          <table:table-cell office:value-type="float" office:value="451.6" calcext:value-type="float">
            <text:p>451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50" calcext:value-type="float">
            <text:p>450</text:p>
          </table:table-cell>
          <table:table-cell table:style-name="ce7" office:value-type="time" office:time-value="PT00H06M14.1S" calcext:value-type="time">
            <text:p>06:14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6.2" calcext:value-type="float">
            <text:p>456.2</text:p>
          </table:table-cell>
          <table:table-cell table:style-name="ce7" office:value-type="time" office:time-value="PT00H06M16.1S" calcext:value-type="time">
            <text:p>06:16</text:p>
          </table:table-cell>
          <table:table-cell office:value-type="float" office:value="450.7" calcext:value-type="float">
            <text:p>450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5.4" calcext:value-type="float">
            <text:p>455.4</text:p>
          </table:table-cell>
          <table:table-cell table:style-name="ce7" office:value-type="time" office:time-value="PT00H06M16.1S" calcext:value-type="time">
            <text:p>06:16</text:p>
          </table:table-cell>
          <table:table-cell office:value-type="float" office:value="472.7" calcext:value-type="float">
            <text:p>472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6.9" calcext:value-type="float">
            <text:p>456.9</text:p>
          </table:table-cell>
          <table:table-cell table:style-name="ce7" office:value-type="time" office:time-value="PT00H06M18.1S" calcext:value-type="time">
            <text:p>06:18</text:p>
          </table:table-cell>
          <table:table-cell office:value-type="float" office:value="452.8" calcext:value-type="float">
            <text:p>452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9.1" calcext:value-type="float">
            <text:p>459.1</text:p>
          </table:table-cell>
          <table:table-cell table:style-name="ce7" office:value-type="time" office:time-value="PT00H06M18.1S" calcext:value-type="time">
            <text:p>06:18</text:p>
          </table:table-cell>
          <table:table-cell office:value-type="float" office:value="458.8" calcext:value-type="float">
            <text:p>45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8" calcext:value-type="float">
            <text:p>458</text:p>
          </table:table-cell>
          <table:table-cell table:style-name="ce7" office:value-type="time" office:time-value="PT00H06M20.1S" calcext:value-type="time">
            <text:p>06:20</text:p>
          </table:table-cell>
          <table:table-cell office:value-type="float" office:value="452.1" calcext:value-type="float">
            <text:p>45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9.9" calcext:value-type="float">
            <text:p>459.9</text:p>
          </table:table-cell>
          <table:table-cell table:style-name="ce7" office:value-type="time" office:time-value="PT00H06M20.1S" calcext:value-type="time">
            <text:p>06:20</text:p>
          </table:table-cell>
          <table:table-cell office:value-type="float" office:value="429.4" calcext:value-type="float">
            <text:p>429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58.2" calcext:value-type="float">
            <text:p>458.2</text:p>
          </table:table-cell>
          <table:table-cell table:style-name="ce7" office:value-type="time" office:time-value="PT00H06M22.1S" calcext:value-type="time">
            <text:p>06:22</text:p>
          </table:table-cell>
          <table:table-cell office:value-type="float" office:value="452.1" calcext:value-type="float">
            <text:p>452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60.1" calcext:value-type="float">
            <text:p>460.1</text:p>
          </table:table-cell>
          <table:table-cell table:style-name="ce7" office:value-type="time" office:time-value="PT00H06M22.1S" calcext:value-type="time">
            <text:p>06:22</text:p>
          </table:table-cell>
          <table:table-cell office:value-type="float" office:value="404.8" calcext:value-type="float">
            <text:p>40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58.7" calcext:value-type="float">
            <text:p>458.7</text:p>
          </table:table-cell>
          <table:table-cell table:style-name="ce7" office:value-type="time" office:time-value="PT00H06M24.1S" calcext:value-type="time">
            <text:p>06:24</text:p>
          </table:table-cell>
          <table:table-cell office:value-type="float" office:value="455.2" calcext:value-type="float">
            <text:p>455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61" calcext:value-type="float">
            <text:p>461</text:p>
          </table:table-cell>
          <table:table-cell table:style-name="ce7" office:value-type="time" office:time-value="PT00H06M24.1S" calcext:value-type="time">
            <text:p>06:24</text:p>
          </table:table-cell>
          <table:table-cell office:value-type="float" office:value="384.8" calcext:value-type="float">
            <text:p>38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6M26.1S" calcext:value-type="time">
            <text:p>06:26</text:p>
          </table:table-cell>
          <table:table-cell office:value-type="float" office:value="454.1" calcext:value-type="float">
            <text:p>45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26.1S" calcext:value-type="time">
            <text:p>06:26</text:p>
          </table:table-cell>
          <table:table-cell office:value-type="float" office:value="366.3" calcext:value-type="float">
            <text:p>36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61.5" calcext:value-type="float">
            <text:p>461.5</text:p>
          </table:table-cell>
          <table:table-cell table:style-name="ce7" office:value-type="time" office:time-value="PT00H06M28.1S" calcext:value-type="time">
            <text:p>06:28</text:p>
          </table:table-cell>
          <table:table-cell office:value-type="float" office:value="456" calcext:value-type="float">
            <text:p>45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6M28.1S" calcext:value-type="time">
            <text:p>06:28</text:p>
          </table:table-cell>
          <table:table-cell office:value-type="float" office:value="352.1" calcext:value-type="float">
            <text:p>352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30.1S" calcext:value-type="time">
            <text:p>06:30</text:p>
          </table:table-cell>
          <table:table-cell office:value-type="float" office:value="455.6" calcext:value-type="float">
            <text:p>455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60.8" calcext:value-type="float">
            <text:p>460.8</text:p>
          </table:table-cell>
          <table:table-cell table:style-name="ce7" office:value-type="time" office:time-value="PT00H06M30.1S" calcext:value-type="time">
            <text:p>06:30</text:p>
          </table:table-cell>
          <table:table-cell office:value-type="float" office:value="340.8" calcext:value-type="float">
            <text:p>34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61.6" calcext:value-type="float">
            <text:p>461.6</text:p>
          </table:table-cell>
          <table:table-cell table:style-name="ce7" office:value-type="time" office:time-value="PT00H06M32.1S" calcext:value-type="time">
            <text:p>06:32</text:p>
          </table:table-cell>
          <table:table-cell office:value-type="float" office:value="457" calcext:value-type="float">
            <text:p>45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61" calcext:value-type="float">
            <text:p>461</text:p>
          </table:table-cell>
          <table:table-cell table:style-name="ce7" office:value-type="time" office:time-value="PT00H06M32.1S" calcext:value-type="time">
            <text:p>06:32</text:p>
          </table:table-cell>
          <table:table-cell office:value-type="float" office:value="330.1" calcext:value-type="float">
            <text:p>33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58.6" calcext:value-type="float">
            <text:p>458.6</text:p>
          </table:table-cell>
          <table:table-cell table:style-name="ce7" office:value-type="time" office:time-value="PT00H06M34.1S" calcext:value-type="time">
            <text:p>06:34</text:p>
          </table:table-cell>
          <table:table-cell office:value-type="float" office:value="456.7" calcext:value-type="float">
            <text:p>456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59" calcext:value-type="float">
            <text:p>459</text:p>
          </table:table-cell>
          <table:table-cell table:style-name="ce7" office:value-type="time" office:time-value="PT00H06M34.1S" calcext:value-type="time">
            <text:p>06:34</text:p>
          </table:table-cell>
          <table:table-cell office:value-type="float" office:value="320.6" calcext:value-type="float">
            <text:p>32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60.3" calcext:value-type="float">
            <text:p>460.3</text:p>
          </table:table-cell>
          <table:table-cell table:style-name="ce7" office:value-type="time" office:time-value="PT00H06M36.1S" calcext:value-type="time">
            <text:p>06:36</text:p>
          </table:table-cell>
          <table:table-cell office:value-type="float" office:value="458" calcext:value-type="float">
            <text:p>45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61.2" calcext:value-type="float">
            <text:p>461.2</text:p>
          </table:table-cell>
          <table:table-cell table:style-name="ce7" office:value-type="time" office:time-value="PT00H06M36.1S" calcext:value-type="time">
            <text:p>06:36</text:p>
          </table:table-cell>
          <table:table-cell office:value-type="float" office:value="314.1" calcext:value-type="float">
            <text:p>31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59.6" calcext:value-type="float">
            <text:p>459.6</text:p>
          </table:table-cell>
          <table:table-cell table:style-name="ce7" office:value-type="time" office:time-value="PT00H06M38.1S" calcext:value-type="time">
            <text:p>06:38</text:p>
          </table:table-cell>
          <table:table-cell office:value-type="float" office:value="459" calcext:value-type="float">
            <text:p>45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63.6" calcext:value-type="float">
            <text:p>463.6</text:p>
          </table:table-cell>
          <table:table-cell table:style-name="ce7" office:value-type="time" office:time-value="PT00H06M38.1S" calcext:value-type="time">
            <text:p>06:38</text:p>
          </table:table-cell>
          <table:table-cell office:value-type="float" office:value="303.8" calcext:value-type="float">
            <text:p>303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1.1" calcext:value-type="float">
            <text:p>461.1</text:p>
          </table:table-cell>
          <table:table-cell table:style-name="ce7" office:value-type="time" office:time-value="PT00H06M40.1S" calcext:value-type="time">
            <text:p>06:40</text:p>
          </table:table-cell>
          <table:table-cell office:value-type="float" office:value="460.5" calcext:value-type="float">
            <text:p>460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3" calcext:value-type="float">
            <text:p>463</text:p>
          </table:table-cell>
          <table:table-cell table:style-name="ce7" office:value-type="time" office:time-value="PT00H06M40.1S" calcext:value-type="time">
            <text:p>06:40</text:p>
          </table:table-cell>
          <table:table-cell office:value-type="float" office:value="298.4" calcext:value-type="float">
            <text:p>29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0.9" calcext:value-type="float">
            <text:p>460.9</text:p>
          </table:table-cell>
          <table:table-cell table:style-name="ce7" office:value-type="time" office:time-value="PT00H06M42.1S" calcext:value-type="time">
            <text:p>06:42</text:p>
          </table:table-cell>
          <table:table-cell office:value-type="float" office:value="460" calcext:value-type="float">
            <text:p>460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3.2" calcext:value-type="float">
            <text:p>463.2</text:p>
          </table:table-cell>
          <table:table-cell table:style-name="ce7" office:value-type="time" office:time-value="PT00H06M42.1S" calcext:value-type="time">
            <text:p>06:42</text:p>
          </table:table-cell>
          <table:table-cell office:value-type="float" office:value="294.1" calcext:value-type="float">
            <text:p>29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5" calcext:value-type="float">
            <text:p>465</text:p>
          </table:table-cell>
          <table:table-cell table:style-name="ce7" office:value-type="time" office:time-value="PT00H06M44.1S" calcext:value-type="time">
            <text:p>06:44</text:p>
          </table:table-cell>
          <table:table-cell office:value-type="float" office:value="459.8" calcext:value-type="float">
            <text:p>459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44.1S" calcext:value-type="time">
            <text:p>06:44</text:p>
          </table:table-cell>
          <table:table-cell office:value-type="float" office:value="285.3" calcext:value-type="float">
            <text:p>28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4.6" calcext:value-type="float">
            <text:p>464.6</text:p>
          </table:table-cell>
          <table:table-cell table:style-name="ce7" office:value-type="time" office:time-value="PT00H06M46.1S" calcext:value-type="time">
            <text:p>06:46</text:p>
          </table:table-cell>
          <table:table-cell office:value-type="float" office:value="461.9" calcext:value-type="float">
            <text:p>461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3.4" calcext:value-type="float">
            <text:p>463.4</text:p>
          </table:table-cell>
          <table:table-cell table:style-name="ce7" office:value-type="time" office:time-value="PT00H06M46.1S" calcext:value-type="time">
            <text:p>06:46</text:p>
          </table:table-cell>
          <table:table-cell office:value-type="float" office:value="278.4" calcext:value-type="float">
            <text:p>27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53.5" calcext:value-type="float">
            <text:p>453.5</text:p>
          </table:table-cell>
          <table:table-cell table:style-name="ce7" office:value-type="time" office:time-value="PT00H06M48.1S" calcext:value-type="time">
            <text:p>06:48</text:p>
          </table:table-cell>
          <table:table-cell office:value-type="float" office:value="461.5" calcext:value-type="float">
            <text:p>461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64.1" calcext:value-type="float">
            <text:p>464.1</text:p>
          </table:table-cell>
          <table:table-cell table:style-name="ce7" office:value-type="time" office:time-value="PT00H06M48.1S" calcext:value-type="time">
            <text:p>06:48</text:p>
          </table:table-cell>
          <table:table-cell office:value-type="float" office:value="273.2" calcext:value-type="float">
            <text:p>27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6M50.1S" calcext:value-type="time">
            <text:p>06:50</text:p>
          </table:table-cell>
          <table:table-cell office:value-type="float" office:value="459.5" calcext:value-type="float">
            <text:p>459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62.4" calcext:value-type="float">
            <text:p>462.4</text:p>
          </table:table-cell>
          <table:table-cell table:style-name="ce7" office:value-type="time" office:time-value="PT00H06M50.1S" calcext:value-type="time">
            <text:p>06:50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07.3" calcext:value-type="float">
            <text:p>407.3</text:p>
          </table:table-cell>
          <table:table-cell table:style-name="ce7" office:value-type="time" office:time-value="PT00H06M52.1S" calcext:value-type="time">
            <text:p>06:52</text:p>
          </table:table-cell>
          <table:table-cell office:value-type="float" office:value="464.1" calcext:value-type="float">
            <text:p>464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63.4" calcext:value-type="float">
            <text:p>463.4</text:p>
          </table:table-cell>
          <table:table-cell table:style-name="ce7" office:value-type="time" office:time-value="PT00H06M52.1S" calcext:value-type="time">
            <text:p>06:52</text:p>
          </table:table-cell>
          <table:table-cell office:value-type="float" office:value="264.9" calcext:value-type="float">
            <text:p>26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383.5" calcext:value-type="float">
            <text:p>383.5</text:p>
          </table:table-cell>
          <table:table-cell table:style-name="ce7" office:value-type="time" office:time-value="PT00H06M54.1S" calcext:value-type="time">
            <text:p>06:54</text:p>
          </table:table-cell>
          <table:table-cell office:value-type="float" office:value="463.1" calcext:value-type="float">
            <text:p>463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461.3" calcext:value-type="float">
            <text:p>461.3</text:p>
          </table:table-cell>
          <table:table-cell table:style-name="ce7" office:value-type="time" office:time-value="PT00H06M54.1S" calcext:value-type="time">
            <text:p>06:54</text:p>
          </table:table-cell>
          <table:table-cell office:value-type="float" office:value="258.9" calcext:value-type="float">
            <text:p>25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365.1" calcext:value-type="float">
            <text:p>365.1</text:p>
          </table:table-cell>
          <table:table-cell table:style-name="ce7" office:value-type="time" office:time-value="PT00H06M56.1S" calcext:value-type="time">
            <text:p>06:56</text:p>
          </table:table-cell>
          <table:table-cell office:value-type="float" office:value="464.5" calcext:value-type="float">
            <text:p>464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459.6" calcext:value-type="float">
            <text:p>459.6</text:p>
          </table:table-cell>
          <table:table-cell table:style-name="ce7" office:value-type="time" office:time-value="PT00H06M56.1S" calcext:value-type="time">
            <text:p>06:56</text:p>
          </table:table-cell>
          <table:table-cell office:value-type="float" office:value="254.6" calcext:value-type="float">
            <text:p>25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352.5" calcext:value-type="float">
            <text:p>352.5</text:p>
          </table:table-cell>
          <table:table-cell table:style-name="ce7" office:value-type="time" office:time-value="PT00H06M58.1S" calcext:value-type="time">
            <text:p>06:58</text:p>
          </table:table-cell>
          <table:table-cell office:value-type="float" office:value="463" calcext:value-type="float">
            <text:p>46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460.7" calcext:value-type="float">
            <text:p>460.7</text:p>
          </table:table-cell>
          <table:table-cell table:style-name="ce7" office:value-type="time" office:time-value="PT00H06M58.1S" calcext:value-type="time">
            <text:p>06:58</text:p>
          </table:table-cell>
          <table:table-cell office:value-type="float" office:value="250.2" calcext:value-type="float">
            <text:p>25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339.9" calcext:value-type="float">
            <text:p>339.9</text:p>
          </table:table-cell>
          <table:table-cell table:style-name="ce7" office:value-type="time" office:time-value="PT00H07M00.1S" calcext:value-type="time">
            <text:p>07:00</text:p>
          </table:table-cell>
          <table:table-cell office:value-type="float" office:value="465.2" calcext:value-type="float">
            <text:p>465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461.8" calcext:value-type="float">
            <text:p>461.8</text:p>
          </table:table-cell>
          <table:table-cell table:style-name="ce7" office:value-type="time" office:time-value="PT00H07M00.1S" calcext:value-type="time">
            <text:p>07:00</text:p>
          </table:table-cell>
          <table:table-cell office:value-type="float" office:value="246.3" calcext:value-type="float">
            <text:p>24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328.1" calcext:value-type="float">
            <text:p>328.1</text:p>
          </table:table-cell>
          <table:table-cell table:style-name="ce7" office:value-type="time" office:time-value="PT00H07M02.1S" calcext:value-type="time">
            <text:p>07:02</text:p>
          </table:table-cell>
          <table:table-cell office:value-type="float" office:value="466.5" calcext:value-type="float">
            <text:p>466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450" calcext:value-type="float">
            <text:p>450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316.3" calcext:value-type="float">
            <text:p>316.3</text:p>
          </table:table-cell>
          <table:table-cell table:style-name="ce7" office:value-type="time" office:time-value="PT00H07M04.1S" calcext:value-type="time">
            <text:p>07:04</text:p>
          </table:table-cell>
          <table:table-cell office:value-type="float" office:value="467.8" calcext:value-type="float">
            <text:p>467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425.7" calcext:value-type="float">
            <text:p>425.7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308.5" calcext:value-type="float">
            <text:p>308.5</text:p>
          </table:table-cell>
          <table:table-cell table:style-name="ce7" office:value-type="time" office:time-value="PT00H07M06.1S" calcext:value-type="time">
            <text:p>07:06</text:p>
          </table:table-cell>
          <table:table-cell office:value-type="float" office:value="464.8" calcext:value-type="float">
            <text:p>464.8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400.3" calcext:value-type="float">
            <text:p>400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303" calcext:value-type="float">
            <text:p>303</text:p>
          </table:table-cell>
          <table:table-cell table:style-name="ce7" office:value-type="time" office:time-value="PT00H07M08.1S" calcext:value-type="time">
            <text:p>07:08</text:p>
          </table:table-cell>
          <table:table-cell office:value-type="float" office:value="466" calcext:value-type="float">
            <text:p>46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378.2" calcext:value-type="float">
            <text:p>378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295.9" calcext:value-type="float">
            <text:p>295.9</text:p>
          </table:table-cell>
          <table:table-cell table:style-name="ce7" office:value-type="time" office:time-value="PT00H07M10.1S" calcext:value-type="time">
            <text:p>07:10</text:p>
          </table:table-cell>
          <table:table-cell office:value-type="float" office:value="467.1" calcext:value-type="float">
            <text:p>467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362.8" calcext:value-type="float">
            <text:p>362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286.1" calcext:value-type="float">
            <text:p>286.1</text:p>
          </table:table-cell>
          <table:table-cell table:style-name="ce7" office:value-type="time" office:time-value="PT00H07M12.1S" calcext:value-type="time">
            <text:p>07:12</text:p>
          </table:table-cell>
          <table:table-cell office:value-type="float" office:value="466.7" calcext:value-type="float">
            <text:p>466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349.8" calcext:value-type="float">
            <text:p>34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281.8" calcext:value-type="float">
            <text:p>281.8</text:p>
          </table:table-cell>
          <table:table-cell table:style-name="ce7" office:value-type="time" office:time-value="PT00H07M14.1S" calcext:value-type="time">
            <text:p>07:14</text:p>
          </table:table-cell>
          <table:table-cell office:value-type="float" office:value="461.5" calcext:value-type="float">
            <text:p>461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338.3" calcext:value-type="float">
            <text:p>338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274.7" calcext:value-type="float">
            <text:p>274.7</text:p>
          </table:table-cell>
          <table:table-cell table:style-name="ce7" office:value-type="time" office:time-value="PT00H07M16.1S" calcext:value-type="time">
            <text:p>07:16</text:p>
          </table:table-cell>
          <table:table-cell office:value-type="float" office:value="435.5" calcext:value-type="float">
            <text:p>435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327.4" calcext:value-type="float">
            <text:p>327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269" calcext:value-type="float">
            <text:p>269</text:p>
          </table:table-cell>
          <table:table-cell table:style-name="ce7" office:value-type="time" office:time-value="PT00H07M18.1S" calcext:value-type="time">
            <text:p>07:18</text:p>
          </table:table-cell>
          <table:table-cell office:value-type="float" office:value="414.6" calcext:value-type="float">
            <text:p>414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318.2" calcext:value-type="float">
            <text:p>318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263.3" calcext:value-type="float">
            <text:p>263.3</text:p>
          </table:table-cell>
          <table:table-cell table:style-name="ce7" office:value-type="time" office:time-value="PT00H07M20.1S" calcext:value-type="time">
            <text:p>07:20</text:p>
          </table:table-cell>
          <table:table-cell office:value-type="float" office:value="395.7" calcext:value-type="float">
            <text:p>395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309.8" calcext:value-type="float">
            <text:p>30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259.7" calcext:value-type="float">
            <text:p>259.7</text:p>
          </table:table-cell>
          <table:table-cell table:style-name="ce7" office:value-type="time" office:time-value="PT00H07M22.1S" calcext:value-type="time">
            <text:p>07:22</text:p>
          </table:table-cell>
          <table:table-cell office:value-type="float" office:value="381.1" calcext:value-type="float">
            <text:p>381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302.9" calcext:value-type="float">
            <text:p>302.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255.1" calcext:value-type="float">
            <text:p>255.1</text:p>
          </table:table-cell>
          <table:table-cell table:style-name="ce7" office:value-type="time" office:time-value="PT00H07M24.1S" calcext:value-type="time">
            <text:p>07:24</text:p>
          </table:table-cell>
          <table:table-cell office:value-type="float" office:value="367.2" calcext:value-type="float">
            <text:p>367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297.3" calcext:value-type="float">
            <text:p>297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249.9" calcext:value-type="float">
            <text:p>249.9</text:p>
          </table:table-cell>
          <table:table-cell table:style-name="ce7" office:value-type="time" office:time-value="PT00H07M26.1S" calcext:value-type="time">
            <text:p>07:26</text:p>
          </table:table-cell>
          <table:table-cell office:value-type="float" office:value="352.3" calcext:value-type="float">
            <text:p>352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289.8" calcext:value-type="float">
            <text:p>28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244.8" calcext:value-type="float">
            <text:p>244.8</text:p>
          </table:table-cell>
          <table:table-cell table:style-name="ce7" office:value-type="time" office:time-value="PT00H07M28.1S" calcext:value-type="time">
            <text:p>07:28</text:p>
          </table:table-cell>
          <table:table-cell office:value-type="float" office:value="344.5" calcext:value-type="float">
            <text:p>344.5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284.3" calcext:value-type="float">
            <text:p>284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240.6" calcext:value-type="float">
            <text:p>240.6</text:p>
          </table:table-cell>
          <table:table-cell table:style-name="ce7" office:value-type="time" office:time-value="PT00H07M30.1S" calcext:value-type="time">
            <text:p>07:30</text:p>
          </table:table-cell>
          <table:table-cell office:value-type="float" office:value="335.3" calcext:value-type="float">
            <text:p>335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279" calcext:value-type="float">
            <text:p>27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235.6" calcext:value-type="float">
            <text:p>235.6</text:p>
          </table:table-cell>
          <table:table-cell table:style-name="ce7" office:value-type="time" office:time-value="PT00H07M32.1S" calcext:value-type="time">
            <text:p>07:32</text:p>
          </table:table-cell>
          <table:table-cell office:value-type="float" office:value="326.1" calcext:value-type="float">
            <text:p>326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272.8" calcext:value-type="float">
            <text:p>272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231.4" calcext:value-type="float">
            <text:p>231.4</text:p>
          </table:table-cell>
          <table:table-cell table:style-name="ce7" office:value-type="time" office:time-value="PT00H07M34.1S" calcext:value-type="time">
            <text:p>07:34</text:p>
          </table:table-cell>
          <table:table-cell office:value-type="float" office:value="319.1" calcext:value-type="float">
            <text:p>319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267.5" calcext:value-type="float">
            <text:p>267.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228.8" calcext:value-type="float">
            <text:p>228.8</text:p>
          </table:table-cell>
          <table:table-cell table:style-name="ce7" office:value-type="time" office:time-value="PT00H07M36.1S" calcext:value-type="time">
            <text:p>07:36</text:p>
          </table:table-cell>
          <table:table-cell office:value-type="float" office:value="311.3" calcext:value-type="float">
            <text:p>311.3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261.2" calcext:value-type="float">
            <text:p>261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304.7" calcext:value-type="float">
            <text:p>304.7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38.1S" calcext:value-type="time">
            <text:p>07:38</text:p>
          </table:table-cell>
          <table:table-cell office:value-type="float" office:value="257.2" calcext:value-type="float">
            <text:p>257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98.9" calcext:value-type="float">
            <text:p>298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40.1S" calcext:value-type="time">
            <text:p>07:40</text:p>
          </table:table-cell>
          <table:table-cell office:value-type="float" office:value="252.6" calcext:value-type="float">
            <text:p>252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95.4" calcext:value-type="float">
            <text:p>295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42.1S" calcext:value-type="time">
            <text:p>07:42</text:p>
          </table:table-cell>
          <table:table-cell office:value-type="float" office:value="249.4" calcext:value-type="float">
            <text:p>249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88.9" calcext:value-type="float">
            <text:p>288.9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44.1S" calcext:value-type="time">
            <text:p>07:44</text:p>
          </table:table-cell>
          <table:table-cell office:value-type="float" office:value="244" calcext:value-type="float">
            <text:p>24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83.6" calcext:value-type="float">
            <text:p>283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46.1S" calcext:value-type="time">
            <text:p>07:46</text:p>
          </table:table-cell>
          <table:table-cell office:value-type="float" office:value="239.6" calcext:value-type="float">
            <text:p>239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79.4" calcext:value-type="float">
            <text:p>279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48.1S" calcext:value-type="time">
            <text:p>07:48</text:p>
          </table:table-cell>
          <table:table-cell office:value-type="float" office:value="237.4" calcext:value-type="float">
            <text:p>237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73.2" calcext:value-type="float">
            <text:p>273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50.1S" calcext:value-type="time">
            <text:p>07:50</text:p>
          </table:table-cell>
          <table:table-cell office:value-type="float" office:value="234.1" calcext:value-type="float">
            <text:p>234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66.6" calcext:value-type="float">
            <text:p>266.6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52.1S" calcext:value-type="time">
            <text:p>07:52</text:p>
          </table:table-cell>
          <table:table-cell office:value-type="float" office:value="230.9" calcext:value-type="float">
            <text:p>230.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62.2" calcext:value-type="float">
            <text:p>262.2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54.1S" calcext:value-type="time">
            <text:p>07:54</text:p>
          </table:table-cell>
          <table:table-cell office:value-type="float" office:value="227.8" calcext:value-type="float">
            <text:p>227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59.4" calcext:value-type="float">
            <text:p>259.4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56.1S" calcext:value-type="time">
            <text:p>07:56</text:p>
          </table:table-cell>
          <table:table-cell office:value-type="float" office:value="226.1" calcext:value-type="float">
            <text:p>226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56.1" calcext:value-type="float">
            <text:p>256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7M58.1S" calcext:value-type="time">
            <text:p>07:58</text:p>
          </table:table-cell>
          <table:table-cell office:value-type="float" office:value="222.7" calcext:value-type="float">
            <text:p>222.7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49.1" calcext:value-type="float">
            <text:p>249.1</text:p>
          </table:table-cell>
          <table:table-cell table:style-name="ce7"/>
          <table:table-cell/>
          <table:table-cell table:style-name="ce7"/>
          <table:table-cell/>
          <table:table-cell table:style-name="ce7" office:value-type="time" office:time-value="PT00H08M00.1S" calcext:value-type="time">
            <text:p>08:00</text:p>
          </table:table-cell>
          <table:table-cell office:value-type="float" office:value="219.6" calcext:value-type="float">
            <text:p>219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47.2" calcext:value-type="float">
            <text:p>247.2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02.1S" calcext:value-type="time">
            <text:p>08:02</text:p>
          </table:table-cell>
          <table:table-cell office:value-type="float" office:value="216.1" calcext:value-type="float">
            <text:p>216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43.3" calcext:value-type="float">
            <text:p>243.3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04.1S" calcext:value-type="time">
            <text:p>08:04</text:p>
          </table:table-cell>
          <table:table-cell office:value-type="float" office:value="213.3" calcext:value-type="float">
            <text:p>213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39" calcext:value-type="float">
            <text:p>239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06.1S" calcext:value-type="time">
            <text:p>08:06</text:p>
          </table:table-cell>
          <table:table-cell office:value-type="float" office:value="210.1" calcext:value-type="float">
            <text:p>210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36.9" calcext:value-type="float">
            <text:p>236.9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08.1S" calcext:value-type="time">
            <text:p>08:08</text:p>
          </table:table-cell>
          <table:table-cell office:value-type="float" office:value="206.4" calcext:value-type="float">
            <text:p>206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31.4" calcext:value-type="float">
            <text:p>231.4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10.1S" calcext:value-type="time">
            <text:p>08:10</text:p>
          </table:table-cell>
          <table:table-cell office:value-type="float" office:value="205" calcext:value-type="float">
            <text:p>20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28.8" calcext:value-type="float">
            <text:p>228.8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12.1S" calcext:value-type="time">
            <text:p>08:12</text:p>
          </table:table-cell>
          <table:table-cell office:value-type="float" office:value="202.5" calcext:value-type="float">
            <text:p>202.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25.9" calcext:value-type="float">
            <text:p>225.9</text:p>
          </table:table-cell>
          <table:table-cell table:style-name="ce7"/>
          <table:table-cell/>
          <table:table-cell table:style-name="ce21"/>
          <table:table-cell/>
          <table:table-cell table:style-name="ce7" office:value-type="time" office:time-value="PT00H08M14.1S" calcext:value-type="time">
            <text:p>08:14</text:p>
          </table:table-cell>
          <table:table-cell office:value-type="float" office:value="200.6" calcext:value-type="float">
            <text:p>200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23.1" calcext:value-type="float">
            <text:p>223.1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21.4" calcext:value-type="float">
            <text:p>221.4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17.7" calcext:value-type="float">
            <text:p>217.7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15.3" calcext:value-type="float">
            <text:p>215.3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11.8" calcext:value-type="float">
            <text:p>211.8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09.4" calcext:value-type="float">
            <text:p>209.4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07.4" calcext:value-type="float">
            <text:p>207.4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04.6" calcext:value-type="float">
            <text:p>204.6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01.2" calcext:value-type="float">
            <text:p>201.2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/>
          <table:table-cell office:value-type="float" office:value="200.6" calcext:value-type="float">
            <text:p>200.6</text:p>
          </table:table-cell>
          <table:table-cell table:style-name="ce7"/>
          <table:table-cell/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 table:number-rows-repeated="215">
          <table:table-cell/>
          <table:table-cell table:style-name="ce8"/>
          <table:table-cell table:style-name="ce12"/>
          <table:table-cell table:style-name="ce7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19">
          <table:table-cell/>
          <table:table-cell table:style-name="ce9"/>
          <table:table-cell table:style-name="ce12"/>
          <table:table-cell table:style-name="ce7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8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7"/>
          <table:table-cell table:number-columns-repeated="11"/>
        </table:table-row>
        <table:table-row table:style-name="ro2" table:number-rows-repeated="73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19">
          <table:table-cell/>
          <table:table-cell table:style-name="ce9"/>
          <table:table-cell table:style-name="ce12"/>
          <table:table-cell table:number-columns-repeated="2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9">
          <table:table-cell/>
          <table:table-cell table:style-name="ce9"/>
          <table:table-cell table:style-name="ce12"/>
          <table:table-cell table:number-columns-repeated="2"/>
          <table:table-cell table:style-name="ce9"/>
          <table:table-cell table:style-name="ce12"/>
          <table:table-cell table:number-columns-repeated="10"/>
        </table:table-row>
        <table:table-row table:style-name="ro2">
          <table:table-cell/>
          <table:table-cell table:style-name="ce10"/>
          <table:table-cell table:style-name="ce13"/>
          <table:table-cell table:number-columns-repeated="2"/>
          <table:table-cell table:style-name="ce10"/>
          <table:table-cell table:style-name="ce13"/>
          <table:table-cell table:number-columns-repeated="10"/>
        </table:table-row>
        <table:table-row table:style-name="ro2" table:number-rows-repeated="104796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  <number:seconds/>
    </number:time-style>
    <number:time-style style:name="N124">
      <number:minutes number:style="long"/>
      <number:text>:</number:text>
      <number:seconds number:style="long"/>
      <number:seconds/>
    </number:time-style>
    <number:time-style style:name="N125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5:41:58.05994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16:51:50.010356934</dc:date>
    <meta:editing-duration>PT8H29M1S</meta:editing-duration>
    <meta:editing-cycles>35</meta:editing-cycles>
    <meta:generator>LibreOffice/4.3.0.4$Linux_x86 LibreOffice_project/430m0$Build-4</meta:generator>
    <meta:document-statistic meta:table-count="1" meta:cell-count="19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2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22">
      <style:chart-properties chart:display-label="true" chart:logarithmic="false" chart:minimum="0" chart:maximum="0.00555555555555556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opacity="10%" draw:textarea-horizontal-align="center" draw:textarea-vertical-align="middle" draw:shadow-opacity="10%"/>
    </style:style>
    <style:style style:name="gr2" style:family="graphic">
      <style:graphic-properties draw:stroke="none" svg:stroke-color="#000000" draw:fill="none" draw:fill-color="#ffffff" fo:min-height="2.116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6.977cm" svg:height="18.879cm" xlink:href=".." xlink:type="simple" chart:class="chart:scatter" chart:style-name="ch1">
        <chart:title svg:x="10.348cm" svg:y="0.513cm" chart:style-name="ch2">
          <text:p>Ethiopia Sidamo Guji Natural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2.558cm" style:legend-expansion-aspect-ratio="1.1790461297889" chart:style-name="ch4"/>
        <chart:plot-area chart:style-name="ch5" table:cell-range-address="Sheet1.M9:Sheet1.O600 Sheet1.N7:Sheet1.N7 Sheet1.L7:Sheet1.L7 Sheet1.J7:Sheet1.J7 Sheet1.K9:Sheet1.K600 Sheet1.H7:Sheet1.H7 Sheet1.I9:Sheet1.I600 Sheet1.F7:Sheet1.F7 Sheet1.G9:Sheet1.G600 Sheet1.D7:Sheet1.D7 Sheet1.E9:Sheet1.E600 Sheet1.B7:Sheet1.B7 Sheet1.C9:Sheet1.C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7" chart:class="minor"/>
          </chart:axis>
          <chart:axis chart:dimension="y" chart:name="primary-y" chart:style-name="ch8">
            <chart:grid chart:style-name="ch7" chart:class="major"/>
            <chart:grid chart:style-name="ch7" chart:class="minor"/>
          </chart:axis>
          <chart:series chart:style-name="ch9" chart:values-cell-range-address="Sheet1.O9:Sheet1.O600" chart:label-cell-address="Sheet1.N7:Sheet1.N7" chart:class="chart:scatter">
            <chart:domain table:cell-range-address="Sheet1.N9:Sheet1.N600"/>
            <chart:data-point chart:repeated="592"/>
          </chart:series>
          <chart:series chart:style-name="ch10" chart:values-cell-range-address="Sheet1.M9:Sheet1.M600" chart:label-cell-address="Sheet1.L7:Sheet1.L7" chart:class="chart:scatter">
            <chart:domain table:cell-range-address="Sheet1.L9:Sheet1.L600"/>
            <chart:data-point chart:repeated="592"/>
          </chart:series>
          <chart:series chart:style-name="ch11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series chart:style-name="ch12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3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4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series chart:style-name="ch15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wall chart:style-name="ch16"/>
          <chart:floor chart:style-name="ch17"/>
        </chart:plot-area>
        <draw:rect draw:style-name="gr1" draw:text-style-name="P1" svg:width="23.579cm" svg:height="0.884cm" svg:x="1.86cm" svg:y="4.347cm">
          <text:p/>
        </draw:rect>
        <draw:frame draw:style-name="gr2" svg:width="4.975cm" svg:height="2.116cm" svg:x="2.361cm" svg:y="4.512cm">
          <draw:text-box>
            <text:p>1C: 436 - 463 typical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TARGET 3</text:p>
                <draw:g>
                  <svg:desc>Sheet1.N7:Sheet1.N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UN #21</text:p>
                <draw:g>
                  <svg:desc>Sheet1.L7:Sheet1.L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un #14</text:p>
                <draw:g>
                  <svg:desc>Sheet1.J7:Sheet1.J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un #13</text:p>
                <draw:g>
                  <svg:desc>Sheet1.H7:Sheet1.H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arget 18</text:p>
                <draw:g>
                  <svg:desc>Sheet1.F7:Sheet1.F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#18</text:p>
                <draw:g>
                  <svg:desc>Sheet1.D7:Sheet1.D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 RUN 22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9:Sheet1.N600</svg:desc>
                </draw:g>
              </table:table-cell>
              <table:table-cell office:value-type="float" office:value="70">
                <text:p>70</text:p>
                <draw:g>
                  <svg:desc>Sheet1.O9:Sheet1.O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L9:Sheet1.L600</svg:desc>
                </draw:g>
              </table:table-cell>
              <table:table-cell office:value-type="float" office:value="68.5">
                <text:p>68.5</text:p>
                <draw:g>
                  <svg:desc>Sheet1.M9:Sheet1.M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J9:Sheet1.J600</svg:desc>
                </draw:g>
              </table:table-cell>
              <table:table-cell office:value-type="float" office:value="68">
                <text:p>68</text:p>
                <draw:g>
                  <svg:desc>Sheet1.K9:Sheet1.K600</svg:desc>
                </draw:g>
              </table:table-cell>
              <table:table-cell office:value-type="float" office:value="NaN">
                <text:p>NaN</text:p>
                <draw:g>
                  <svg:desc>Sheet1.H9:Sheet1.H600</svg:desc>
                </draw:g>
              </table:table-cell>
              <table:table-cell office:value-type="float" office:value="NaN">
                <text:p>NaN</text:p>
                <draw:g>
                  <svg:desc>Sheet1.I9:Sheet1.I600</svg:desc>
                </draw:g>
              </table:table-cell>
              <table:table-cell office:value-type="float" office:value="0">
                <text:p>0</text:p>
                <draw:g>
                  <svg:desc>Sheet1.F9:Sheet1.F600</svg:desc>
                </draw:g>
              </table:table-cell>
              <table:table-cell office:value-type="float" office:value="NaN">
                <text:p>NaN</text:p>
                <draw:g>
                  <svg:desc>Sheet1.G9:Sheet1.G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D9:Sheet1.D600</svg:desc>
                </draw:g>
              </table:table-cell>
              <table:table-cell office:value-type="float" office:value="67.8">
                <text:p>67.8</text:p>
                <draw:g>
                  <svg:desc>Sheet1.E9:Sheet1.E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B9:Sheet1.B600</svg:desc>
                </draw:g>
              </table:table-cell>
              <table:table-cell office:value-type="float" office:value="68.1">
                <text:p>68.1</text:p>
                <draw:g>
                  <svg:desc>Sheet1.C9:Sheet1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00">
                <text:p>200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6.6">
                <text:p>76.6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189.5">
                <text:p>189.5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66.2">
                <text:p>66.2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80">
                <text:p>280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84.1">
                <text:p>84.1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6.4">
                <text:p>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57.1">
                <text:p>257.1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0.1">
                <text:p>70.1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15">
                <text:p>315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90">
                <text:p>90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90.2">
                <text:p>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298.5">
                <text:p>298.5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79.9">
                <text:p>79.9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45">
                <text:p>345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0.8">
                <text:p>100.8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2.1">
                <text:p>10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27.8">
                <text:p>327.8</text:p>
              </table:table-cell>
              <table:table-cell office:value-type="float" office:value="0.00009375">
                <text:p>0.00009375</text:p>
              </table:table-cell>
              <table:table-cell office:value-type="float" office:value="91.5">
                <text:p>91.5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65">
                <text:p>365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05.2">
                <text:p>105.2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21.5">
                <text:p>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48.6">
                <text:p>348.6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04.2">
                <text:p>104.2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85">
                <text:p>385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10.1">
                <text:p>110.1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30.2">
                <text:p>1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68.7">
                <text:p>368.7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16.8">
                <text:p>116.8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00">
                <text:p>400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19.2">
                <text:p>119.2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43.9">
                <text:p>1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385.2">
                <text:p>385.2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28.8">
                <text:p>128.8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15">
                <text:p>415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26.1">
                <text:p>126.1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51.6">
                <text:p>1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397.3">
                <text:p>397.3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37.6">
                <text:p>137.6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25">
                <text:p>0.003125</text:p>
              </table:table-cell>
              <table:table-cell office:value-type="float" office:value="430">
                <text:p>43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35.2">
                <text:p>135.2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8.5">
                <text:p>1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5">
                <text:p>0.003125</text:p>
              </table:table-cell>
              <table:table-cell office:value-type="float" office:value="412.6">
                <text:p>412.6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43.2">
                <text:p>143.2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40">
                <text:p>440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44.9">
                <text:p>144.9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64.9">
                <text:p>1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25.5">
                <text:p>425.5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54.7">
                <text:p>154.7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50">
                <text:p>450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50.3">
                <text:p>150.3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77.8">
                <text:p>17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36.3">
                <text:p>436.3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60.8">
                <text:p>160.8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55">
                <text:p>455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57.2">
                <text:p>157.2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82.7">
                <text:p>18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45">
                <text:p>445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65.9">
                <text:p>165.9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65">
                <text:p>465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64.1">
                <text:p>164.1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55.6">
                <text:p>455.6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74.4">
                <text:p>174.4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73.7">
                <text:p>173.7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65.2">
                <text:p>465.2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82.7">
                <text:p>182.7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2.2">
                <text:p>182.2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203.6">
                <text:p>20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685185185185">
                <text:p>0.00497685185185185</text:p>
              </table:table-cell>
              <table:table-cell office:value-type="float" office:value="467.1">
                <text:p>467.1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9.5">
                <text:p>189.5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0">
                <text:p>190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08.7">
                <text:p>20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2.4">
                <text:p>192.4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195.6">
                <text:p>195.6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18.6">
                <text:p>2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00.4">
                <text:p>200.4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3.6">
                <text:p>203.6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5.1">
                <text:p>205.1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2.1">
                <text:p>20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2.4">
                <text:p>212.4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30.7">
                <text:p>2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1.2">
                <text:p>211.2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20.4">
                <text:p>220.4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32.7">
                <text:p>2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5.6">
                <text:p>215.6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2.6">
                <text:p>222.6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36.3">
                <text:p>23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2.1">
                <text:p>222.1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9.2">
                <text:p>229.2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43.3">
                <text:p>2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4">
                <text:p>224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3.8">
                <text:p>233.8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50.1">
                <text:p>2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0.3">
                <text:p>230.3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6.2">
                <text:p>236.2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54.9">
                <text:p>2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4.9">
                <text:p>234.9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2.2">
                <text:p>242.2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58.7">
                <text:p>25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38.3">
                <text:p>238.3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5.4">
                <text:p>245.4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63.6">
                <text:p>2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2.1">
                <text:p>242.1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0.9">
                <text:p>250.9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45.8">
                <text:p>245.8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1.2">
                <text:p>25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3.7">
                <text:p>253.7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71.9">
                <text:p>2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48.1">
                <text:p>248.1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4.9">
                <text:p>25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8.2">
                <text:p>258.2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75.8">
                <text:p>2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4.2">
                <text:p>254.2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1.7">
                <text:p>261.7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79.5">
                <text:p>2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57.1">
                <text:p>257.1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3.9">
                <text:p>263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6.5">
                <text:p>266.5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82.5">
                <text:p>2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59.6">
                <text:p>259.6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9.7">
                <text:p>269.7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84.4">
                <text:p>28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2.9">
                <text:p>262.9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8.9">
                <text:p>26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3.1">
                <text:p>273.1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88.1">
                <text:p>2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65.9">
                <text:p>265.9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3.9">
                <text:p>27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5.8">
                <text:p>275.8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91.7">
                <text:p>2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66.5">
                <text:p>266.5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79.3">
                <text:p>279.3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96.4">
                <text:p>2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71.9">
                <text:p>271.9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83.1">
                <text:p>28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0.9">
                <text:p>280.9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98.9">
                <text:p>2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73.8">
                <text:p>273.8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5">
                <text:p>285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302.4">
                <text:p>3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77.8">
                <text:p>277.8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8.5">
                <text:p>288.5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303.7">
                <text:p>3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0.9">
                <text:p>280.9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2.3">
                <text:p>292.3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305.9">
                <text:p>30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80.9">
                <text:p>280.9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4.6">
                <text:p>294.6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310.6">
                <text:p>3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85.8">
                <text:p>285.8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4.2">
                <text:p>294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6.3">
                <text:p>296.3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87.8">
                <text:p>287.8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5.4">
                <text:p>29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301.5">
                <text:p>301.5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314.6">
                <text:p>3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0.9">
                <text:p>290.9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6.3">
                <text:p>29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01.9">
                <text:p>301.9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14.6">
                <text:p>3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93.6">
                <text:p>293.6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99.8">
                <text:p>29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299.6">
                <text:p>299.6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295.2">
                <text:p>295.2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01.9">
                <text:p>301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298.6">
                <text:p>298.6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14.8">
                <text:p>3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298.5">
                <text:p>298.5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295.3">
                <text:p>295.3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13.8">
                <text:p>3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00.2">
                <text:p>300.2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296.9">
                <text:p>296.9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14.4">
                <text:p>31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01.2">
                <text:p>301.2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09.7">
                <text:p>30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00.1">
                <text:p>300.1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7.4">
                <text:p>3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05">
                <text:p>305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02.9">
                <text:p>302.9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21.1">
                <text:p>3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05.2">
                <text:p>305.2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06.7">
                <text:p>306.7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24.4">
                <text:p>3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08.8">
                <text:p>308.8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1">
                <text:p>311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0.7">
                <text:p>310.7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8.1">
                <text:p>31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4.6">
                <text:p>314.6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29.1">
                <text:p>3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1.6">
                <text:p>311.6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17.4">
                <text:p>317.4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30.1">
                <text:p>3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14.2">
                <text:p>314.2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2.6">
                <text:p>322.6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30.2">
                <text:p>3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17.1">
                <text:p>317.1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7.6">
                <text:p>327.6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34.5">
                <text:p>3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17.7">
                <text:p>317.7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8.4">
                <text:p>328.4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37.9">
                <text:p>3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0.5">
                <text:p>320.5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3.6">
                <text:p>333.6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22.5">
                <text:p>322.5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3.7">
                <text:p>333.7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40.1">
                <text:p>3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24.8">
                <text:p>324.8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2.9">
                <text:p>332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4.9">
                <text:p>334.9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42.1">
                <text:p>3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24.1">
                <text:p>324.1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6.1">
                <text:p>33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7.4">
                <text:p>337.4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27.8">
                <text:p>327.8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8.5">
                <text:p>338.5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29.1">
                <text:p>329.1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7.4">
                <text:p>33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41">
                <text:p>341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46.5">
                <text:p>3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1.3">
                <text:p>331.3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3.5">
                <text:p>343.5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7.6">
                <text:p>3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32.9">
                <text:p>332.9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6">
                <text:p>346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34.1">
                <text:p>334.1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7.2">
                <text:p>347.2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50.6">
                <text:p>3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34.4">
                <text:p>334.4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50.7">
                <text:p>350.7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53.9">
                <text:p>3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37.2">
                <text:p>337.2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46.6">
                <text:p>34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2.4">
                <text:p>352.4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6.9">
                <text:p>35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38.4">
                <text:p>338.4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3.4">
                <text:p>353.4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9.6">
                <text:p>3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39">
                <text:p>339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54.6">
                <text:p>354.6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60.7">
                <text:p>36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0.8">
                <text:p>340.8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9.8">
                <text:p>349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5.1">
                <text:p>355.1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43.2">
                <text:p>343.2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59.2">
                <text:p>359.2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44.2">
                <text:p>344.2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53.2">
                <text:p>35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60.9">
                <text:p>360.9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62.3">
                <text:p>36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45">
                <text:p>345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63.4">
                <text:p>363.4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63.9">
                <text:p>3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45">
                <text:p>345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3.9">
                <text:p>353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63.7">
                <text:p>363.7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63.4">
                <text:p>3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48.6">
                <text:p>348.6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67">
                <text:p>367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66.8">
                <text:p>36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48.6">
                <text:p>348.6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7.8">
                <text:p>367.8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6.4">
                <text:p>36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50.8">
                <text:p>350.8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71.1">
                <text:p>371.1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53.6">
                <text:p>353.6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0.4">
                <text:p>36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75.5">
                <text:p>375.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8.2">
                <text:p>36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53.5">
                <text:p>353.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74.8">
                <text:p>374.8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9.7">
                <text:p>36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56.1">
                <text:p>356.1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2.6">
                <text:p>36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80">
                <text:p>380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71.6">
                <text:p>3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57.2">
                <text:p>357.2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79.9">
                <text:p>379.9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71.8">
                <text:p>37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56.4">
                <text:p>356.4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81.1">
                <text:p>381.1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71.6">
                <text:p>3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59.3">
                <text:p>359.3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66.6">
                <text:p>366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82">
                <text:p>382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73.6">
                <text:p>37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0.9">
                <text:p>360.9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81.2">
                <text:p>381.2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4.3">
                <text:p>37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60.4">
                <text:p>360.4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9.8">
                <text:p>379.8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4.8">
                <text:p>3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63.5">
                <text:p>363.5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69.9">
                <text:p>36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82.2">
                <text:p>382.2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64">
                <text:p>364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1.6">
                <text:p>37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82.5">
                <text:p>382.5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7.2">
                <text:p>37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65">
                <text:p>365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82.6">
                <text:p>382.6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5.9">
                <text:p>3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64.9">
                <text:p>364.9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81.1">
                <text:p>381.1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8.7">
                <text:p>37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67.9">
                <text:p>367.9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83.4">
                <text:p>383.4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9.2">
                <text:p>37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68.7">
                <text:p>368.7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82">
                <text:p>382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80.9">
                <text:p>38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0.7">
                <text:p>370.7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84.3">
                <text:p>384.3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82.9">
                <text:p>38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0.5">
                <text:p>370.5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5.2">
                <text:p>385.2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4.9">
                <text:p>38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2.1">
                <text:p>372.1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9.6">
                <text:p>37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5.9">
                <text:p>385.9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5.8">
                <text:p>38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3">
                <text:p>373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9.9">
                <text:p>37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6.7">
                <text:p>386.7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6.5">
                <text:p>38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73.2">
                <text:p>373.2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1.3">
                <text:p>381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9.3">
                <text:p>389.3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8.1">
                <text:p>3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75.8">
                <text:p>375.8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3.1">
                <text:p>383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9.1">
                <text:p>389.1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76">
                <text:p>376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9.2">
                <text:p>389.2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8.1">
                <text:p>3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75.8">
                <text:p>375.8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6.2">
                <text:p>386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90.5">
                <text:p>390.5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9.2">
                <text:p>3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79">
                <text:p>379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4.1">
                <text:p>384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5.9">
                <text:p>395.9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0.7">
                <text:p>3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0.1">
                <text:p>380.1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3.7">
                <text:p>383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97.7">
                <text:p>397.7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8.7">
                <text:p>3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1.1">
                <text:p>381.1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77.4">
                <text:p>377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95.7">
                <text:p>395.7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93.6">
                <text:p>3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82.1">
                <text:p>382.1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72.2">
                <text:p>372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6.7">
                <text:p>396.7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2.2">
                <text:p>3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80.8">
                <text:p>380.8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5.4">
                <text:p>395.4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4.9">
                <text:p>3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83.3">
                <text:p>383.3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5">
                <text:p>395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6.8">
                <text:p>3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5.2">
                <text:p>385.2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95.4">
                <text:p>395.4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3.9">
                <text:p>383.9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96">
                <text:p>396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94.6">
                <text:p>3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7.6">
                <text:p>387.6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4.7">
                <text:p>394.7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5.9">
                <text:p>3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87.9">
                <text:p>387.9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2.3">
                <text:p>392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4.2">
                <text:p>394.2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8.7">
                <text:p>3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86.7">
                <text:p>386.7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1.7">
                <text:p>39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8.1">
                <text:p>398.1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9.5">
                <text:p>3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89.9">
                <text:p>389.9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8.9">
                <text:p>398.9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89.8">
                <text:p>389.8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6.6">
                <text:p>39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375">
                <text:p>0.00259375</text:p>
              </table:table-cell>
              <table:table-cell office:value-type="float" office:value="400.2">
                <text:p>400.2</text:p>
              </table:table-cell>
              <table:table-cell office:value-type="float" office:value="0.00259375">
                <text:p>0.00259375</text:p>
              </table:table-cell>
              <table:table-cell office:value-type="float" office:value="400.5">
                <text:p>4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2.3">
                <text:p>392.3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402.9">
                <text:p>402.9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3">
                <text:p>393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8.1">
                <text:p>398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402.6">
                <text:p>402.6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402.3">
                <text:p>40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3.1">
                <text:p>393.1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9.8">
                <text:p>39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405.1">
                <text:p>405.1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4.9">
                <text:p>394.9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7.4">
                <text:p>39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5.1">
                <text:p>405.1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6">
                <text:p>396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6.7">
                <text:p>396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7.8">
                <text:p>407.8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3.7">
                <text:p>4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6.7">
                <text:p>396.7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7.9">
                <text:p>397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8.5">
                <text:p>408.5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397.8">
                <text:p>397.8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10.9">
                <text:p>410.9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398.5">
                <text:p>398.5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8.2">
                <text:p>408.2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7.1">
                <text:p>40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7.3">
                <text:p>397.3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8.6">
                <text:p>398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8.8">
                <text:p>408.8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0.7">
                <text:p>400.7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10.3">
                <text:p>410.3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8.5">
                <text:p>4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2.2">
                <text:p>402.2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13.6">
                <text:p>413.6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0.6">
                <text:p>400.6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15.1">
                <text:p>415.1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2">
                <text:p>402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3.1">
                <text:p>40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15.1">
                <text:p>415.1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11.9">
                <text:p>41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3.6">
                <text:p>403.6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19.6">
                <text:p>419.6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3.6">
                <text:p>403.6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5.2">
                <text:p>40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22.7">
                <text:p>422.7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6.7">
                <text:p>406.7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22.4">
                <text:p>422.4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07.5">
                <text:p>407.5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24.1">
                <text:p>424.1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05.7">
                <text:p>405.7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09.3">
                <text:p>40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25.1">
                <text:p>425.1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11.4">
                <text:p>4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08.5">
                <text:p>408.5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25.6">
                <text:p>425.6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2.4">
                <text:p>4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09.6">
                <text:p>409.6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27.2">
                <text:p>427.2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4.7">
                <text:p>41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2.1">
                <text:p>412.1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09.9">
                <text:p>40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27.2">
                <text:p>427.2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5.3">
                <text:p>41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08">
                <text:p>408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1.7">
                <text:p>411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27.7">
                <text:p>427.7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7.6">
                <text:p>4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09.1">
                <text:p>409.1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2.4">
                <text:p>412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9">
                <text:p>429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0.2">
                <text:p>4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12.6">
                <text:p>412.6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32">
                <text:p>432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9.8">
                <text:p>4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4.1">
                <text:p>414.1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33.4">
                <text:p>433.4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24.3">
                <text:p>42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13.8">
                <text:p>413.8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35.7">
                <text:p>435.7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15.4">
                <text:p>415.4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17.7">
                <text:p>417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36.2">
                <text:p>436.2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16.5">
                <text:p>416.5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37.2">
                <text:p>437.2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21.7">
                <text:p>4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18.4">
                <text:p>418.4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18.7">
                <text:p>418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36.9">
                <text:p>436.9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23.7">
                <text:p>42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9.5">
                <text:p>419.5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8.4">
                <text:p>418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38.9">
                <text:p>438.9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3.8">
                <text:p>4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17.5">
                <text:p>417.5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0.1">
                <text:p>42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39.7">
                <text:p>439.7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3.8">
                <text:p>4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2.1">
                <text:p>422.1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42.9">
                <text:p>442.9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2.6">
                <text:p>4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1.3">
                <text:p>421.3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1.4">
                <text:p>421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41.3">
                <text:p>441.3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3.5">
                <text:p>4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19.9">
                <text:p>419.9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3.2">
                <text:p>423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40.4">
                <text:p>440.4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5.2">
                <text:p>4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2.7">
                <text:p>422.7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42.9">
                <text:p>442.9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6.3">
                <text:p>4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2.8">
                <text:p>422.8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42">
                <text:p>442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6.2">
                <text:p>4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2.2">
                <text:p>422.2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40">
                <text:p>440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7.8">
                <text:p>4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4.3">
                <text:p>424.3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8.2">
                <text:p>428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43.4">
                <text:p>443.4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9.6">
                <text:p>4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5.5">
                <text:p>425.5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8.6">
                <text:p>428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41.7">
                <text:p>441.7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6.5">
                <text:p>426.5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41.7">
                <text:p>441.7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29.7">
                <text:p>42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24.9">
                <text:p>424.9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42.6">
                <text:p>442.6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0.8">
                <text:p>4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27.1">
                <text:p>427.1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27.4">
                <text:p>427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44.5">
                <text:p>444.5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28.7">
                <text:p>428.7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43.2">
                <text:p>443.2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29.5">
                <text:p>4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27.7">
                <text:p>427.7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44.3">
                <text:p>444.3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1.6">
                <text:p>4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22.3">
                <text:p>422.3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47.1">
                <text:p>447.1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3.2">
                <text:p>4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27.1">
                <text:p>427.1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44.2">
                <text:p>444.2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4.1">
                <text:p>4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0.6">
                <text:p>430.6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5.1">
                <text:p>435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43.3">
                <text:p>443.3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4.7">
                <text:p>4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2.8">
                <text:p>432.8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4.3">
                <text:p>43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48.2">
                <text:p>448.2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1.5">
                <text:p>431.5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47.4">
                <text:p>447.4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8.9">
                <text:p>43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4.4">
                <text:p>434.4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50.3">
                <text:p>450.3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37.2">
                <text:p>4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33.9">
                <text:p>433.9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41.2">
                <text:p>441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8.8">
                <text:p>448.8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32.4">
                <text:p>432.4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0.9">
                <text:p>440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50.7">
                <text:p>450.7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38.4">
                <text:p>4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34.5">
                <text:p>434.5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41.7">
                <text:p>441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8.9">
                <text:p>448.9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0.2">
                <text:p>4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36.3">
                <text:p>436.3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51.1">
                <text:p>451.1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33.6">
                <text:p>433.6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4.1">
                <text:p>444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52.4">
                <text:p>452.4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0.7">
                <text:p>4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38.6">
                <text:p>438.6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54.5">
                <text:p>454.5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3.9">
                <text:p>4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39.1">
                <text:p>439.1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56.5">
                <text:p>456.5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2.1">
                <text:p>4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38.4">
                <text:p>438.4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57.9">
                <text:p>457.9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2.6">
                <text:p>4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1.1">
                <text:p>441.1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54.4">
                <text:p>454.4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2.4">
                <text:p>4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39.9">
                <text:p>439.9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6.3">
                <text:p>446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59">
                <text:p>459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33.4">
                <text:p>433.4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58.1">
                <text:p>458.1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5.1">
                <text:p>4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1.5">
                <text:p>441.5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9.9">
                <text:p>449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60">
                <text:p>460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4.7">
                <text:p>4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1.9">
                <text:p>441.9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59.1">
                <text:p>459.1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3.2">
                <text:p>4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3.8">
                <text:p>443.8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59.9">
                <text:p>459.9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4.4">
                <text:p>4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4.1">
                <text:p>444.1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9.4">
                <text:p>459.4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46.3">
                <text:p>4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45.3">
                <text:p>445.3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63.3">
                <text:p>463.3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47.6">
                <text:p>4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46">
                <text:p>446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2.6">
                <text:p>452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63.9">
                <text:p>463.9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0.2">
                <text:p>4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44.2">
                <text:p>444.2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61.8">
                <text:p>461.8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0.5">
                <text:p>4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45">
                <text:p>445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64.5">
                <text:p>464.5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47.1">
                <text:p>447.1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68">
                <text:p>468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45.7">
                <text:p>445.7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66.1">
                <text:p>466.1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43.8">
                <text:p>443.8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3.1">
                <text:p>453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69.2">
                <text:p>469.2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7.8">
                <text:p>45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46.3">
                <text:p>446.3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4.9">
                <text:p>454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67.4">
                <text:p>467.4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6.7">
                <text:p>45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0">
                <text:p>450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70.2">
                <text:p>470.2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2.9">
                <text:p>45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2.2">
                <text:p>452.2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2.9">
                <text:p>452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71">
                <text:p>471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1.6">
                <text:p>451.6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4.8">
                <text:p>454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72.7">
                <text:p>472.7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5.4">
                <text:p>4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0.7">
                <text:p>450.7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6.2">
                <text:p>456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8.8">
                <text:p>458.8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9.1">
                <text:p>45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2.8">
                <text:p>452.8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6.9">
                <text:p>456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29.4">
                <text:p>429.4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9.9">
                <text:p>45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2.1">
                <text:p>452.1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04.8">
                <text:p>404.8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60.1">
                <text:p>46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52.1">
                <text:p>452.1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58.2">
                <text:p>45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384.8">
                <text:p>384.8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55.2">
                <text:p>455.2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58.7">
                <text:p>458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875">
                <text:p>0.00446875</text:p>
              </table:table-cell>
              <table:table-cell office:value-type="float" office:value="366.3">
                <text:p>366.3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62.6">
                <text:p>46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54.1">
                <text:p>454.1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352.1">
                <text:p>352.1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60.5">
                <text:p>4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56">
                <text:p>456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340.8">
                <text:p>340.8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60.8">
                <text:p>46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55.6">
                <text:p>455.6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62.6">
                <text:p>46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330.1">
                <text:p>330.1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57">
                <text:p>457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1.6">
                <text:p>461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320.6">
                <text:p>320.6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6.7">
                <text:p>456.7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314.1">
                <text:p>314.1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1.2">
                <text:p>4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58">
                <text:p>458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303.8">
                <text:p>303.8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63.6">
                <text:p>4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59">
                <text:p>459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59.6">
                <text:p>459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298.4">
                <text:p>298.4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0.5">
                <text:p>460.5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1.1">
                <text:p>461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294.1">
                <text:p>294.1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3.2">
                <text:p>46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0">
                <text:p>460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285.3">
                <text:p>285.3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2.6">
                <text:p>46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59.8">
                <text:p>459.8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278.4">
                <text:p>278.4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1.9">
                <text:p>461.9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4.6">
                <text:p>464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273.2">
                <text:p>273.2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1.5">
                <text:p>461.5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269">
                <text:p>269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59.5">
                <text:p>459.5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264.9">
                <text:p>264.9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4.1">
                <text:p>464.1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07.3">
                <text:p>407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258.9">
                <text:p>258.9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1.3">
                <text:p>46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3.1">
                <text:p>463.1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254.6">
                <text:p>254.6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59.6">
                <text:p>4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64.5">
                <text:p>464.5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250.2">
                <text:p>250.2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60.7">
                <text:p>46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63">
                <text:p>463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246.3">
                <text:p>246.3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61.8">
                <text:p>4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65.2">
                <text:p>465.2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66.5">
                <text:p>466.5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328.1">
                <text:p>328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25.7">
                <text:p>4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67.8">
                <text:p>467.8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316.3">
                <text:p>316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00.3">
                <text:p>40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64.8">
                <text:p>464.8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378.2">
                <text:p>37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466">
                <text:p>466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362.8">
                <text:p>3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467.1">
                <text:p>467.1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295.9">
                <text:p>29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349.8">
                <text:p>3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466.7">
                <text:p>466.7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286.1">
                <text:p>286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338.3">
                <text:p>3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461.5">
                <text:p>461.5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281.8">
                <text:p>281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327.4">
                <text:p>3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435.5">
                <text:p>435.5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274.7">
                <text:p>274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318.2">
                <text:p>3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414.6">
                <text:p>414.6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309.8">
                <text:p>3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395.7">
                <text:p>395.7</text:p>
              </table:table-cell>
              <table:table-cell office:value-type="float" office:value="0.00509375">
                <text:p>0.00509375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302.9">
                <text:p>30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381.1">
                <text:p>381.1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259.7">
                <text:p>259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297.3">
                <text:p>2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367.2">
                <text:p>367.2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289.8">
                <text:p>2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352.3">
                <text:p>352.3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284.3">
                <text:p>28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344.5">
                <text:p>344.5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335.3">
                <text:p>335.3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240.6">
                <text:p>24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272.8">
                <text:p>27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326.1">
                <text:p>326.1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319.1">
                <text:p>319.1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61.2">
                <text:p>2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311.3">
                <text:p>311.3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257.2">
                <text:p>2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7">
                <text:p>30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252.6">
                <text:p>2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9">
                <text:p>2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249.4">
                <text:p>2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4">
                <text:p>2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9">
                <text:p>2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239.6">
                <text:p>2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6">
                <text:p>28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237.4">
                <text:p>2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4">
                <text:p>27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234.1">
                <text:p>2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2">
                <text:p>27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230.9">
                <text:p>23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">
                <text:p>2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227.8">
                <text:p>2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2">
                <text:p>2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226.1">
                <text:p>22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4">
                <text:p>25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222.7">
                <text:p>2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1">
                <text:p>25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219.6">
                <text:p>2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1">
                <text:p>2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216.1">
                <text:p>2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2">
                <text:p>2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213.3">
                <text:p>2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3">
                <text:p>2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210.1">
                <text:p>2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206.4">
                <text:p>20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9">
                <text:p>2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4">
                <text:p>23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202.5">
                <text:p>20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8">
                <text:p>2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1875">
                <text:p>0.00571875</text:p>
              </table:table-cell>
              <table:table-cell office:value-type="float" office:value="200.6">
                <text:p>20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9">
                <text:p>2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1">
                <text:p>22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4">
                <text:p>2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7">
                <text:p>2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.3">
                <text:p>21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8">
                <text:p>2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4">
                <text:p>2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4">
                <text:p>20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">
                <text:p>20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2">
                <text:p>2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6">
                <text:p>20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